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7" style:family="paragraph" style:parent-style-name="Text_20_body">
      <style:text-properties officeooo:paragraph-rsid="20228d7e"/>
    </style:style>
    <style:style style:name="P8" style:family="paragraph" style:parent-style-name="Text_20_body">
      <style:text-properties officeooo:paragraph-rsid="202364ac"/>
    </style:style>
    <style:style style:name="P9" style:family="paragraph" style:parent-style-name="Text_20_body">
      <style:text-properties officeooo:rsid="2024c342" officeooo:paragraph-rsid="2024c342"/>
    </style:style>
    <style:style style:name="P10" style:family="paragraph" style:parent-style-name="Text_20_body">
      <style:text-properties officeooo:paragraph-rsid="20267c2c"/>
    </style:style>
    <style:style style:name="P11" style:family="paragraph" style:parent-style-name="Text_20_body">
      <style:text-properties officeooo:rsid="20267c2c" officeooo:paragraph-rsid="20267c2c"/>
    </style:style>
    <style:style style:name="P12" style:family="paragraph" style:parent-style-name="Text_20_body">
      <style:text-properties officeooo:paragraph-rsid="202b1bc4"/>
    </style:style>
    <style:style style:name="P13" style:family="paragraph" style:parent-style-name="Text_20_body">
      <style:text-properties officeooo:paragraph-rsid="2033ec3f"/>
    </style:style>
    <style:style style:name="P14" style:family="paragraph" style:parent-style-name="Text_20_body">
      <style:text-properties officeooo:rsid="2035891f" officeooo:paragraph-rsid="2035891f"/>
    </style:style>
    <style:style style:name="P15" style:family="paragraph" style:parent-style-name="Text_20_body">
      <style:text-properties officeooo:paragraph-rsid="2038b19c"/>
    </style:style>
    <style:style style:name="P16" style:family="paragraph" style:parent-style-name="Text_20_body">
      <style:text-properties officeooo:rsid="203a16d8" officeooo:paragraph-rsid="203a16d8"/>
    </style:style>
    <style:style style:name="P17" style:family="paragraph" style:parent-style-name="Text_20_body">
      <style:text-properties officeooo:rsid="203ece63" officeooo:paragraph-rsid="203ece63"/>
    </style:style>
    <style:style style:name="P18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9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20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21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2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3" style:family="paragraph" style:parent-style-name="Text_20_body">
      <style:text-properties fo:language="cs" fo:country="CZ" officeooo:rsid="21387b25" officeooo:paragraph-rsid="2145b31d" style:language-asian="cs" style:country-asian="CZ"/>
    </style:style>
    <style:style style:name="P24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25" style:family="paragraph" style:parent-style-name="Text_20_body">
      <style:text-properties officeooo:rsid="204bed03" officeooo:paragraph-rsid="204bed03"/>
    </style:style>
    <style:style style:name="P26" style:family="paragraph" style:parent-style-name="Text_20_body">
      <style:text-properties officeooo:rsid="204f4e25" officeooo:paragraph-rsid="204f4e25"/>
    </style:style>
    <style:style style:name="P27" style:family="paragraph" style:parent-style-name="Text_20_body">
      <style:text-properties officeooo:rsid="2052d536" officeooo:paragraph-rsid="205aec31"/>
    </style:style>
    <style:style style:name="P28" style:family="paragraph" style:parent-style-name="Text_20_body">
      <style:text-properties officeooo:rsid="2058902b" officeooo:paragraph-rsid="2058902b"/>
    </style:style>
    <style:style style:name="P29" style:family="paragraph" style:parent-style-name="Text_20_body">
      <style:text-properties officeooo:rsid="20642488" officeooo:paragraph-rsid="20642488"/>
    </style:style>
    <style:style style:name="P30" style:family="paragraph" style:parent-style-name="Text_20_body">
      <style:text-properties officeooo:rsid="20642488" officeooo:paragraph-rsid="206449e7"/>
    </style:style>
    <style:style style:name="P31" style:family="paragraph" style:parent-style-name="Text_20_body">
      <style:text-properties officeooo:rsid="20642488" officeooo:paragraph-rsid="2065587c"/>
    </style:style>
    <style:style style:name="P32" style:family="paragraph" style:parent-style-name="Text_20_body">
      <style:text-properties officeooo:rsid="206449e7" officeooo:paragraph-rsid="2068fff3"/>
    </style:style>
    <style:style style:name="P33" style:family="paragraph" style:parent-style-name="Text_20_body">
      <style:text-properties officeooo:rsid="20774db6" officeooo:paragraph-rsid="2077e100"/>
    </style:style>
    <style:style style:name="P34" style:family="paragraph" style:parent-style-name="Text_20_body">
      <style:text-properties officeooo:rsid="207831ef" officeooo:paragraph-rsid="207831ef"/>
    </style:style>
    <style:style style:name="P35" style:family="paragraph" style:parent-style-name="Text_20_body">
      <style:text-properties officeooo:rsid="207d25a9" officeooo:paragraph-rsid="207d25a9"/>
    </style:style>
    <style:style style:name="P36" style:family="paragraph" style:parent-style-name="Text_20_body">
      <style:text-properties officeooo:rsid="20879cf5" officeooo:paragraph-rsid="20879cf5"/>
    </style:style>
    <style:style style:name="P37" style:family="paragraph" style:parent-style-name="Text_20_body">
      <style:text-properties officeooo:rsid="20889469" officeooo:paragraph-rsid="20889469"/>
    </style:style>
    <style:style style:name="P38" style:family="paragraph" style:parent-style-name="Text_20_body">
      <style:text-properties officeooo:rsid="2089bc52" officeooo:paragraph-rsid="2089bc52"/>
    </style:style>
    <style:style style:name="P39" style:family="paragraph" style:parent-style-name="Text_20_body">
      <style:text-properties officeooo:rsid="2098b342" officeooo:paragraph-rsid="209dcf79"/>
    </style:style>
    <style:style style:name="P40" style:family="paragraph" style:parent-style-name="Text_20_body">
      <style:text-properties officeooo:rsid="2098b342" officeooo:paragraph-rsid="20a19e91"/>
    </style:style>
    <style:style style:name="P41" style:family="paragraph" style:parent-style-name="Text_20_body">
      <style:text-properties officeooo:rsid="2098b342" officeooo:paragraph-rsid="20a75113"/>
    </style:style>
    <style:style style:name="P42" style:family="paragraph" style:parent-style-name="Text_20_body">
      <style:text-properties officeooo:rsid="2098b342" officeooo:paragraph-rsid="20aac5d0"/>
    </style:style>
    <style:style style:name="P43" style:family="paragraph" style:parent-style-name="Text_20_body">
      <style:text-properties officeooo:rsid="2098b342" officeooo:paragraph-rsid="20ace839"/>
    </style:style>
    <style:style style:name="P44" style:family="paragraph" style:parent-style-name="Text_20_body">
      <style:text-properties officeooo:rsid="2098b342" officeooo:paragraph-rsid="20af97d2"/>
    </style:style>
    <style:style style:name="P45" style:family="paragraph" style:parent-style-name="Text_20_body">
      <style:text-properties officeooo:rsid="2098b342" officeooo:paragraph-rsid="20b19335"/>
    </style:style>
    <style:style style:name="P46" style:family="paragraph" style:parent-style-name="Text_20_body">
      <style:text-properties officeooo:rsid="2098b342" officeooo:paragraph-rsid="20b53d83"/>
    </style:style>
    <style:style style:name="P47" style:family="paragraph" style:parent-style-name="Text_20_body">
      <style:text-properties officeooo:rsid="2098b342" officeooo:paragraph-rsid="20b5f42b"/>
    </style:style>
    <style:style style:name="P48" style:family="paragraph" style:parent-style-name="Text_20_body">
      <style:text-properties officeooo:rsid="2098b342" officeooo:paragraph-rsid="20b709c7"/>
    </style:style>
    <style:style style:name="P49" style:family="paragraph" style:parent-style-name="Text_20_body">
      <style:text-properties officeooo:rsid="2098b342" officeooo:paragraph-rsid="20ba3fd2"/>
    </style:style>
    <style:style style:name="P50" style:family="paragraph" style:parent-style-name="Text_20_body">
      <style:text-properties officeooo:rsid="2098b342" officeooo:paragraph-rsid="20c1c0ac"/>
    </style:style>
    <style:style style:name="P51" style:family="paragraph" style:parent-style-name="Text_20_body">
      <style:text-properties officeooo:rsid="2098b342" officeooo:paragraph-rsid="20c7e044"/>
    </style:style>
    <style:style style:name="P52" style:family="paragraph" style:parent-style-name="Text_20_body">
      <style:text-properties officeooo:rsid="2098b342" officeooo:paragraph-rsid="20ca50b1"/>
    </style:style>
    <style:style style:name="P53" style:family="paragraph" style:parent-style-name="Text_20_body">
      <style:text-properties officeooo:rsid="2098b342" officeooo:paragraph-rsid="20caf294"/>
    </style:style>
    <style:style style:name="P54" style:family="paragraph" style:parent-style-name="Text_20_body">
      <style:text-properties officeooo:rsid="20a19e91" officeooo:paragraph-rsid="20a19e91"/>
    </style:style>
    <style:style style:name="P55" style:family="paragraph" style:parent-style-name="Text_20_body">
      <style:text-properties officeooo:rsid="20a1bc0a" officeooo:paragraph-rsid="20a3122c"/>
    </style:style>
    <style:style style:name="P56" style:family="paragraph" style:parent-style-name="Text_20_body">
      <style:text-properties officeooo:paragraph-rsid="20af97d2"/>
    </style:style>
    <style:style style:name="P57" style:family="paragraph" style:parent-style-name="Text_20_body">
      <style:text-properties officeooo:rsid="20af97d2" officeooo:paragraph-rsid="20af97d2"/>
    </style:style>
    <style:style style:name="P58" style:family="paragraph" style:parent-style-name="Text_20_body">
      <style:text-properties officeooo:rsid="20b59c5a" officeooo:paragraph-rsid="20b59c5a"/>
    </style:style>
    <style:style style:name="P59" style:family="paragraph" style:parent-style-name="Text_20_body">
      <style:text-properties officeooo:rsid="20b5f42b" officeooo:paragraph-rsid="20b5f42b"/>
    </style:style>
    <style:style style:name="P60" style:family="paragraph" style:parent-style-name="Text_20_body">
      <style:text-properties officeooo:rsid="20b7a83f" officeooo:paragraph-rsid="20b7a83f"/>
    </style:style>
    <style:style style:name="P61" style:family="paragraph" style:parent-style-name="Text_20_body">
      <style:text-properties officeooo:rsid="20bc2715" officeooo:paragraph-rsid="20bc2715"/>
    </style:style>
    <style:style style:name="P62" style:family="paragraph" style:parent-style-name="Text_20_body">
      <style:text-properties officeooo:rsid="20c37e13" officeooo:paragraph-rsid="20c37e13"/>
    </style:style>
    <style:style style:name="P63" style:family="paragraph" style:parent-style-name="Text_20_body">
      <style:text-properties officeooo:rsid="20c8b3c0" officeooo:paragraph-rsid="20c8b3c0"/>
    </style:style>
    <style:style style:name="P64" style:family="paragraph" style:parent-style-name="Text_20_body">
      <style:text-properties officeooo:rsid="20ca50b1" officeooo:paragraph-rsid="20ca50b1"/>
    </style:style>
    <style:style style:name="P65" style:family="paragraph" style:parent-style-name="Text_20_body">
      <style:text-properties officeooo:rsid="20cb160c" officeooo:paragraph-rsid="20cb160c"/>
    </style:style>
    <style:style style:name="P66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67" style:family="paragraph" style:parent-style-name="Text_20_body">
      <style:text-properties officeooo:rsid="20a099ca" officeooo:paragraph-rsid="20a099ca"/>
    </style:style>
    <style:style style:name="P68" style:family="paragraph" style:parent-style-name="Text_20_body">
      <style:text-properties officeooo:rsid="20a099ca" officeooo:paragraph-rsid="2113d064"/>
    </style:style>
    <style:style style:name="P69" style:family="paragraph" style:parent-style-name="Text_20_body">
      <style:text-properties officeooo:rsid="20eba352" officeooo:paragraph-rsid="21084381"/>
    </style:style>
    <style:style style:name="P70" style:family="paragraph" style:parent-style-name="Text_20_body">
      <style:text-properties officeooo:rsid="2067fcc6" officeooo:paragraph-rsid="2068fff3"/>
    </style:style>
    <style:style style:name="P71" style:family="paragraph" style:parent-style-name="Text_20_body">
      <style:text-properties officeooo:rsid="21211fb4" officeooo:paragraph-rsid="21211fb4"/>
    </style:style>
    <style:style style:name="P72" style:family="paragraph" style:parent-style-name="Text_20_body">
      <style:text-properties officeooo:rsid="21211fb4" officeooo:paragraph-rsid="2123f7c4"/>
    </style:style>
    <style:style style:name="P73" style:family="paragraph" style:parent-style-name="Text_20_body">
      <style:text-properties officeooo:rsid="2122963b" officeooo:paragraph-rsid="2122963b"/>
    </style:style>
    <style:style style:name="P74" style:family="paragraph" style:parent-style-name="Text_20_body">
      <style:text-properties officeooo:rsid="2128d94f" officeooo:paragraph-rsid="2128d94f"/>
    </style:style>
    <style:style style:name="P75" style:family="paragraph" style:parent-style-name="Text_20_body">
      <style:text-properties officeooo:rsid="213b565f" officeooo:paragraph-rsid="213b565f"/>
    </style:style>
    <style:style style:name="P76" style:family="paragraph" style:parent-style-name="Text_20_body">
      <style:text-properties officeooo:rsid="21337cc1" officeooo:paragraph-rsid="2148de85"/>
    </style:style>
    <style:style style:name="P77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78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79" style:family="paragraph" style:parent-style-name="Text_20_body">
      <style:text-properties officeooo:rsid="20ee825d" officeooo:paragraph-rsid="21211fb4"/>
    </style:style>
    <style:style style:name="P80" style:family="paragraph" style:parent-style-name="Text_20_body">
      <style:text-properties officeooo:rsid="206bafad" officeooo:paragraph-rsid="206bafad"/>
    </style:style>
    <style:style style:name="P81" style:family="paragraph" style:parent-style-name="Text_20_body">
      <style:text-properties officeooo:paragraph-rsid="2046eb88"/>
    </style:style>
    <style:style style:name="P82" style:family="paragraph" style:parent-style-name="Text_20_body">
      <style:text-properties officeooo:rsid="21537a33" officeooo:paragraph-rsid="21537a33"/>
    </style:style>
    <style:style style:name="P83" style:family="paragraph" style:parent-style-name="Text_20_body">
      <style:text-properties officeooo:rsid="21537a33" officeooo:paragraph-rsid="215a0579"/>
    </style:style>
    <style:style style:name="P84" style:family="paragraph" style:parent-style-name="Text_20_body">
      <style:text-properties officeooo:rsid="21537a33" officeooo:paragraph-rsid="215a7955"/>
    </style:style>
    <style:style style:name="P85" style:family="paragraph" style:parent-style-name="Text_20_body">
      <style:text-properties officeooo:rsid="21577601" officeooo:paragraph-rsid="21577601"/>
    </style:style>
    <style:style style:name="P86" style:family="paragraph" style:parent-style-name="Text_20_body">
      <style:text-properties officeooo:rsid="21597f75" officeooo:paragraph-rsid="21597f75"/>
    </style:style>
    <style:style style:name="P87" style:family="paragraph" style:parent-style-name="Text_20_body">
      <style:text-properties officeooo:paragraph-rsid="211c5b9a"/>
    </style:style>
    <style:style style:name="P88" style:family="paragraph" style:parent-style-name="Text_20_body">
      <style:text-properties officeooo:paragraph-rsid="20df4ae1"/>
    </style:style>
    <style:style style:name="P89" style:family="paragraph" style:parent-style-name="Text_20_body">
      <style:text-properties officeooo:paragraph-rsid="204851d8"/>
    </style:style>
    <style:style style:name="P90" style:family="paragraph" style:parent-style-name="Text_20_body">
      <style:text-properties officeooo:rsid="215d4e07" officeooo:paragraph-rsid="215d4e07"/>
    </style:style>
    <style:style style:name="P91" style:family="paragraph" style:parent-style-name="Text_20_body">
      <style:text-properties officeooo:rsid="215e7a47" officeooo:paragraph-rsid="215e7a47"/>
    </style:style>
    <style:style style:name="P92" style:family="paragraph" style:parent-style-name="Text_20_body">
      <style:text-properties officeooo:rsid="217800a7" officeooo:paragraph-rsid="217800a7"/>
    </style:style>
    <style:style style:name="P93" style:family="paragraph" style:parent-style-name="Text_20_body">
      <style:text-properties officeooo:rsid="217af7dc" officeooo:paragraph-rsid="217af7dc"/>
    </style:style>
    <style:style style:name="P94" style:family="paragraph" style:parent-style-name="Text_20_body">
      <style:text-properties officeooo:rsid="217cd243" officeooo:paragraph-rsid="217cd243"/>
    </style:style>
    <style:style style:name="P95" style:family="paragraph" style:parent-style-name="Text_20_body">
      <style:text-properties officeooo:rsid="217d02ee" officeooo:paragraph-rsid="217d02ee"/>
    </style:style>
    <style:style style:name="P96" style:family="paragraph" style:parent-style-name="Text_20_body">
      <style:text-properties officeooo:rsid="217d470d" officeooo:paragraph-rsid="217d470d"/>
    </style:style>
    <style:style style:name="P97" style:family="paragraph" style:parent-style-name="Text_20_body">
      <style:text-properties officeooo:rsid="217f35c7" officeooo:paragraph-rsid="217f35c7"/>
    </style:style>
    <style:style style:name="P98" style:family="paragraph" style:parent-style-name="Text_20_body">
      <style:text-properties officeooo:rsid="21806ad2" officeooo:paragraph-rsid="21806ad2"/>
    </style:style>
    <style:style style:name="P99" style:family="paragraph" style:parent-style-name="Text_20_body">
      <style:text-properties officeooo:rsid="2181dc18" officeooo:paragraph-rsid="2181dc18"/>
    </style:style>
    <style:style style:name="P100" style:family="paragraph" style:parent-style-name="Text_20_body">
      <style:text-properties officeooo:rsid="2184f149" officeooo:paragraph-rsid="2184f149"/>
    </style:style>
    <style:style style:name="P101" style:family="paragraph" style:parent-style-name="Text_20_body">
      <style:text-properties officeooo:rsid="218cfb73" officeooo:paragraph-rsid="218cfb73"/>
    </style:style>
    <style:style style:name="P102" style:family="paragraph" style:parent-style-name="Text_20_body">
      <style:text-properties officeooo:rsid="2194fb18" officeooo:paragraph-rsid="2194fb18"/>
    </style:style>
    <style:style style:name="P103" style:family="paragraph" style:parent-style-name="Text_20_body">
      <style:text-properties officeooo:paragraph-rsid="2195aae2"/>
    </style:style>
    <style:style style:name="P104" style:family="paragraph" style:parent-style-name="Text_20_body">
      <style:text-properties officeooo:paragraph-rsid="21966d5f"/>
    </style:style>
    <style:style style:name="P10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7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0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0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1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1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12" style:family="paragraph" style:parent-style-name="Example_20_Header">
      <style:text-properties officeooo:paragraph-rsid="0ce95318"/>
    </style:style>
    <style:style style:name="P113" style:family="paragraph" style:parent-style-name="Example_20_Header">
      <style:text-properties officeooo:paragraph-rsid="2049b142"/>
    </style:style>
    <style:style style:name="P114" style:family="paragraph" style:parent-style-name="Standard">
      <style:paragraph-properties fo:text-align="center" style:justify-single-word="false" fo:break-before="page"/>
    </style:style>
    <style:style style:name="P11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7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18" style:family="paragraph" style:parent-style-name="Text_20_body" style:list-style-name="L1">
      <style:text-properties officeooo:rsid="204bed03" officeooo:paragraph-rsid="204bed03"/>
    </style:style>
    <style:style style:name="P119" style:family="paragraph" style:parent-style-name="Text_20_body" style:list-style-name="L2">
      <style:text-properties fo:language="cs" fo:country="CZ" officeooo:rsid="212cf64d" officeooo:paragraph-rsid="2130bbfa" style:language-asian="cs" style:country-asian="CZ"/>
    </style:style>
    <style:style style:name="P120" style:family="paragraph" style:parent-style-name="Text_20_body" style:list-style-name="L5">
      <style:text-properties fo:language="cs" fo:country="CZ" officeooo:rsid="2022d038" officeooo:paragraph-rsid="216151dc" style:language-asian="cs" style:country-asian="CZ"/>
    </style:style>
    <style:style style:name="P121" style:family="paragraph" style:parent-style-name="Text_20_body" style:list-style-name="L9">
      <style:text-properties fo:language="cs" fo:country="CZ" officeooo:rsid="2022d038" officeooo:paragraph-rsid="216d02b4" style:language-asian="cs" style:country-asian="CZ"/>
    </style:style>
    <style:style style:name="P122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123" style:family="paragraph" style:parent-style-name="Text_20_body" style:list-style-name="L7">
      <style:text-properties fo:language="cs" fo:country="CZ" officeooo:rsid="2022d038" officeooo:paragraph-rsid="216fef7d" style:language-asian="cs" style:country-asian="CZ"/>
    </style:style>
    <style:style style:name="P124" style:family="paragraph" style:parent-style-name="Text_20_body" style:list-style-name="L14">
      <style:text-properties fo:language="cs" fo:country="CZ" officeooo:rsid="2022d038" officeooo:paragraph-rsid="21996beb" style:language-asian="cs" style:country-asian="CZ"/>
    </style:style>
    <style:style style:name="P125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26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127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128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129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130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131" style:family="paragraph" style:parent-style-name="Text_20_body" style:list-style-name="L14">
      <style:text-properties fo:language="cs" fo:country="CZ" fo:font-style="normal" officeooo:rsid="219ef914" officeooo:paragraph-rsid="219ef914" style:language-asian="cs" style:country-asian="CZ" style:font-style-asian="normal" style:font-style-complex="normal"/>
    </style:style>
    <style:style style:name="P132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133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134" style:family="paragraph" style:parent-style-name="Text_20_body" style:list-style-name="L3">
      <style:text-properties style:text-line-through-style="none" style:text-line-through-type="none" fo:language="cs" fo:country="CZ" officeooo:rsid="21337cc1" officeooo:paragraph-rsid="2148de85" style:language-asian="cs" style:country-asian="CZ"/>
    </style:style>
    <style:style style:name="P135" style:family="paragraph" style:parent-style-name="Text_20_body">
      <style:text-properties style:text-line-through-style="none" style:text-line-through-type="none" fo:language="cs" fo:country="CZ" officeooo:rsid="2148de85" officeooo:paragraph-rsid="2148de85" style:language-asian="cs" style:country-asian="CZ"/>
    </style:style>
    <style:style style:name="P136" style:family="paragraph" style:parent-style-name="Text_20_body" style:list-style-name="L16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137" style:family="paragraph" style:parent-style-name="Text_20_body" style:list-style-name="L27">
      <style:text-properties style:text-line-through-style="none" style:text-line-through-type="none" officeooo:rsid="212834b8" officeooo:paragraph-rsid="212834b8"/>
    </style:style>
    <style:style style:name="P138" style:family="paragraph" style:parent-style-name="Text_20_body" style:list-style-name="L4">
      <style:text-properties officeooo:rsid="20ef5728" officeooo:paragraph-rsid="21211fb4"/>
    </style:style>
    <style:style style:name="P139" style:family="paragraph" style:parent-style-name="Text_20_body" style:list-style-name="L5">
      <style:text-properties officeooo:paragraph-rsid="215eb081"/>
    </style:style>
    <style:style style:name="P140" style:family="paragraph" style:parent-style-name="Text_20_body" style:list-style-name="L5">
      <style:text-properties officeooo:rsid="215eb081" officeooo:paragraph-rsid="215eb081"/>
    </style:style>
    <style:style style:name="P141" style:family="paragraph" style:parent-style-name="Text_20_body" style:list-style-name="L5">
      <style:text-properties officeooo:rsid="21605ebf" officeooo:paragraph-rsid="2161bdbf"/>
    </style:style>
    <style:style style:name="P142" style:family="paragraph" style:parent-style-name="Text_20_body" style:list-style-name="L5">
      <style:text-properties officeooo:rsid="21605ebf" officeooo:paragraph-rsid="21ab8207"/>
    </style:style>
    <style:style style:name="P143" style:family="paragraph" style:parent-style-name="Text_20_body" style:list-style-name="L6">
      <style:text-properties officeooo:rsid="2052d536" officeooo:paragraph-rsid="205aec31"/>
    </style:style>
    <style:style style:name="P144" style:family="paragraph" style:parent-style-name="Text_20_body" style:list-style-name="L7">
      <style:text-properties officeooo:paragraph-rsid="21556a76"/>
    </style:style>
    <style:style style:name="P145" style:family="paragraph" style:parent-style-name="Text_20_body" style:list-style-name="L7">
      <style:text-properties officeooo:paragraph-rsid="2065d056"/>
    </style:style>
    <style:style style:name="P146" style:family="paragraph" style:parent-style-name="Text_20_body" style:list-style-name="L7">
      <style:text-properties officeooo:rsid="20dd41c4" officeooo:paragraph-rsid="21537a33"/>
    </style:style>
    <style:style style:name="P147" style:family="paragraph" style:parent-style-name="Text_20_body" style:list-style-name="L7">
      <style:text-properties officeooo:rsid="20dd41c4" officeooo:paragraph-rsid="216ba9fc"/>
    </style:style>
    <style:style style:name="P148" style:family="paragraph" style:parent-style-name="Text_20_body" style:list-style-name="L7">
      <style:text-properties officeooo:rsid="21556a76" officeooo:paragraph-rsid="21556a76"/>
    </style:style>
    <style:style style:name="P149" style:family="paragraph" style:parent-style-name="Text_20_body" style:list-style-name="L7">
      <style:text-properties officeooo:rsid="2157323d" officeooo:paragraph-rsid="2157323d"/>
    </style:style>
    <style:style style:name="P150" style:family="paragraph" style:parent-style-name="Text_20_body" style:list-style-name="L7">
      <style:text-properties officeooo:rsid="21537a33" officeooo:paragraph-rsid="21537a33"/>
    </style:style>
    <style:style style:name="P151" style:family="paragraph" style:parent-style-name="Text_20_body" style:list-style-name="L10">
      <style:text-properties officeooo:rsid="21537a33" officeooo:paragraph-rsid="216a5f13"/>
    </style:style>
    <style:style style:name="P152" style:family="paragraph" style:parent-style-name="Text_20_body" style:list-style-name="L8">
      <style:text-properties officeooo:paragraph-rsid="21577601"/>
    </style:style>
    <style:style style:name="P153" style:family="paragraph" style:parent-style-name="Text_20_body" style:list-style-name="L7">
      <style:text-properties officeooo:rsid="21577601" officeooo:paragraph-rsid="21577601"/>
    </style:style>
    <style:style style:name="P154" style:family="paragraph" style:parent-style-name="Text_20_body" style:list-style-name="L9">
      <style:text-properties officeooo:paragraph-rsid="2165869a"/>
    </style:style>
    <style:style style:name="P155" style:family="paragraph" style:parent-style-name="Text_20_body" style:list-style-name="L9">
      <style:text-properties officeooo:rsid="2165869a" officeooo:paragraph-rsid="2165869a"/>
    </style:style>
    <style:style style:name="P156" style:family="paragraph" style:parent-style-name="Text_20_body" style:list-style-name="L9">
      <style:text-properties officeooo:rsid="216a235d" officeooo:paragraph-rsid="216a235d"/>
    </style:style>
    <style:style style:name="P157" style:family="paragraph" style:parent-style-name="Text_20_body" style:list-style-name="L9">
      <style:text-properties officeooo:rsid="21667c9e" officeooo:paragraph-rsid="21667c9e"/>
    </style:style>
    <style:style style:name="P158" style:family="paragraph" style:parent-style-name="Text_20_body" style:list-style-name="L9">
      <style:text-properties officeooo:rsid="21667c9e" officeooo:paragraph-rsid="216a5f13"/>
    </style:style>
    <style:style style:name="P159" style:family="paragraph" style:parent-style-name="Text_20_body" style:list-style-name="L7">
      <style:text-properties officeooo:rsid="21667c9e" officeooo:paragraph-rsid="216da214"/>
    </style:style>
    <style:style style:name="P160" style:family="paragraph" style:parent-style-name="Text_20_body" style:list-style-name="L10">
      <style:text-properties officeooo:paragraph-rsid="216a5f13"/>
    </style:style>
    <style:style style:name="P161" style:family="paragraph" style:parent-style-name="Text_20_body" style:list-style-name="L11">
      <style:text-properties officeooo:rsid="20cbce30" officeooo:paragraph-rsid="211d0b7d"/>
    </style:style>
    <style:style style:name="P162" style:family="paragraph" style:parent-style-name="Text_20_body" style:list-style-name="L12">
      <style:text-properties officeooo:rsid="20cbce30" officeooo:paragraph-rsid="211d0b7d"/>
    </style:style>
    <style:style style:name="P163" style:family="paragraph" style:parent-style-name="Text_20_body" style:list-style-name="L12">
      <style:text-properties officeooo:rsid="20cd3211" officeooo:paragraph-rsid="211d0b7d"/>
    </style:style>
    <style:style style:name="P164" style:family="paragraph" style:parent-style-name="Text_20_body" style:list-style-name="L12">
      <style:text-properties officeooo:rsid="20d16baa" officeooo:paragraph-rsid="211d0b7d"/>
    </style:style>
    <style:style style:name="P165" style:family="paragraph" style:parent-style-name="Text_20_body" style:list-style-name="L13">
      <style:text-properties officeooo:rsid="216fef7d" officeooo:paragraph-rsid="216fef7d"/>
    </style:style>
    <style:style style:name="P166" style:family="paragraph" style:parent-style-name="Text_20_body" style:list-style-name="L7">
      <style:text-properties officeooo:rsid="216fef7d" officeooo:paragraph-rsid="216fef7d"/>
    </style:style>
    <style:style style:name="P167" style:family="paragraph" style:parent-style-name="Text_20_body" style:list-style-name="L14">
      <style:text-properties officeooo:rsid="21996beb" officeooo:paragraph-rsid="21996beb"/>
    </style:style>
    <style:style style:name="P168" style:family="paragraph" style:parent-style-name="Text_20_body" style:list-style-name="L14">
      <style:text-properties officeooo:rsid="219de3ca" officeooo:paragraph-rsid="219de3ca"/>
    </style:style>
    <style:style style:name="P169" style:family="paragraph" style:parent-style-name="Text_20_body" style:list-style-name="L15">
      <style:text-properties officeooo:rsid="219de3ca" officeooo:paragraph-rsid="219f3a48"/>
    </style:style>
    <style:style style:name="P170" style:family="paragraph" style:parent-style-name="Text_20_body" style:list-style-name="L14">
      <style:text-properties fo:font-style="normal" officeooo:rsid="219de3ca" officeooo:paragraph-rsid="21a0579a" style:font-style-asian="normal" style:font-style-complex="normal"/>
    </style:style>
    <style:style style:name="P171" style:family="paragraph" style:parent-style-name="Text_20_body" style:list-style-name="L16">
      <style:text-properties officeooo:paragraph-rsid="215d4e07"/>
    </style:style>
    <style:style style:name="P172" style:family="paragraph" style:parent-style-name="Text_20_body" style:list-style-name="L16">
      <style:text-properties officeooo:rsid="215d4e07" officeooo:paragraph-rsid="215d4e07"/>
    </style:style>
    <style:style style:name="P173" style:family="paragraph" style:parent-style-name="Text_20_body" style:list-style-name="L17">
      <style:text-properties officeooo:rsid="217f35c7" officeooo:paragraph-rsid="217f35c7"/>
    </style:style>
    <style:style style:name="P174" style:family="paragraph" style:parent-style-name="Text_20_body" style:list-style-name="L18">
      <style:text-properties officeooo:rsid="217f35c7" officeooo:paragraph-rsid="217f35c7"/>
    </style:style>
    <style:style style:name="P175" style:family="paragraph" style:parent-style-name="Text_20_body" style:list-style-name="L19">
      <style:text-properties officeooo:rsid="217f35c7" officeooo:paragraph-rsid="217f35c7"/>
    </style:style>
    <style:style style:name="P176" style:family="paragraph" style:parent-style-name="Text_20_body" style:list-style-name="L20">
      <style:text-properties officeooo:rsid="217f35c7" officeooo:paragraph-rsid="217f35c7"/>
    </style:style>
    <style:style style:name="P177" style:family="paragraph" style:parent-style-name="Text_20_body" style:list-style-name="L21">
      <style:text-properties officeooo:rsid="217d02ee" officeooo:paragraph-rsid="217d02ee"/>
    </style:style>
    <style:style style:name="P178" style:family="paragraph" style:parent-style-name="Text_20_body" style:list-style-name="L22">
      <style:text-properties officeooo:rsid="217cd243" officeooo:paragraph-rsid="217cd243"/>
    </style:style>
    <style:style style:name="P179" style:family="paragraph" style:parent-style-name="Text_20_body" style:list-style-name="L23">
      <style:text-properties officeooo:rsid="21806ad2" officeooo:paragraph-rsid="21806ad2"/>
    </style:style>
    <style:style style:name="P180" style:family="paragraph" style:parent-style-name="Text_20_body" style:list-style-name="L23">
      <style:text-properties officeooo:rsid="2181dc18" officeooo:paragraph-rsid="21806ad2"/>
    </style:style>
    <style:style style:name="P181" style:family="paragraph" style:parent-style-name="Text_20_body" style:list-style-name="L23">
      <style:text-properties officeooo:rsid="2181dc18" officeooo:paragraph-rsid="2181dc18"/>
    </style:style>
    <style:style style:name="P182" style:family="paragraph" style:parent-style-name="Text_20_body" style:list-style-name="L24">
      <style:text-properties officeooo:rsid="2181dc18" officeooo:paragraph-rsid="2181dc18"/>
    </style:style>
    <style:style style:name="P183" style:family="paragraph" style:parent-style-name="Text_20_body" style:list-style-name="L23">
      <style:text-properties officeooo:rsid="2186a45d" officeooo:paragraph-rsid="2186a45d"/>
    </style:style>
    <style:style style:name="P184" style:family="paragraph" style:parent-style-name="Text_20_body" style:list-style-name="L24">
      <style:text-properties officeooo:rsid="21882840" officeooo:paragraph-rsid="21882840"/>
    </style:style>
    <style:style style:name="P185" style:family="paragraph" style:parent-style-name="Text_20_body" style:list-style-name="L25">
      <style:text-properties officeooo:rsid="2128d94f" officeooo:paragraph-rsid="2128d94f"/>
    </style:style>
    <style:style style:name="P186" style:family="paragraph" style:parent-style-name="Text_20_body" style:list-style-name="L26">
      <style:text-properties officeooo:rsid="2128d94f" officeooo:paragraph-rsid="2128d94f"/>
    </style:style>
    <style:style style:name="P187" style:family="paragraph" style:parent-style-name="Text_20_body" style:list-style-name="L28">
      <style:text-properties officeooo:rsid="218cfb5a" officeooo:paragraph-rsid="218cfb5a"/>
    </style:style>
    <style:style style:name="P188" style:family="paragraph" style:parent-style-name="Text_20_body" style:list-style-name="L28">
      <style:text-properties officeooo:rsid="218eee67" officeooo:paragraph-rsid="218eee67"/>
    </style:style>
    <style:style style:name="P189" style:family="paragraph" style:parent-style-name="Text_20_body" style:list-style-name="L28">
      <style:text-properties officeooo:rsid="219226d3" officeooo:paragraph-rsid="219226d3"/>
    </style:style>
    <style:style style:name="P190" style:family="paragraph" style:parent-style-name="Text_20_body" style:list-style-name="L28">
      <style:text-properties officeooo:rsid="218f7dde" officeooo:paragraph-rsid="218f7dde"/>
    </style:style>
    <style:style style:name="P191" style:family="paragraph" style:parent-style-name="Text_20_body">
      <style:text-properties officeooo:rsid="21a37882" officeooo:paragraph-rsid="21a37882"/>
    </style:style>
    <style:style style:name="P192" style:family="paragraph" style:parent-style-name="Text_20_body">
      <style:text-properties officeooo:rsid="21a77545" officeooo:paragraph-rsid="21a77545"/>
    </style:style>
    <style:style style:name="P193" style:family="paragraph" style:parent-style-name="Text_20_body">
      <style:text-properties officeooo:rsid="211603d5" officeooo:paragraph-rsid="21ab8207"/>
    </style:style>
    <style:style style:name="P194" style:family="paragraph" style:parent-style-name="Text_20_body">
      <style:text-properties officeooo:rsid="20879cf5" officeooo:paragraph-rsid="21ad8828"/>
    </style:style>
    <style:style style:name="P195" style:family="paragraph" style:parent-style-name="Text_20_body">
      <style:text-properties officeooo:rsid="20774db6" officeooo:paragraph-rsid="21ad8828"/>
    </style:style>
    <style:style style:name="P196" style:family="paragraph" style:parent-style-name="Text_20_body">
      <style:text-properties officeooo:rsid="207d25a9" officeooo:paragraph-rsid="21ad8828"/>
    </style:style>
    <style:style style:name="P197" style:family="paragraph" style:parent-style-name="Text_20_body">
      <style:text-properties officeooo:rsid="207d25a9" officeooo:paragraph-rsid="21adb664"/>
    </style:style>
    <style:style style:name="P198" style:family="paragraph" style:parent-style-name="Text_20_body">
      <style:text-properties officeooo:rsid="207d25a9" officeooo:paragraph-rsid="21ae587f"/>
    </style:style>
    <style:style style:name="P199" style:family="paragraph" style:parent-style-name="Text_20_body">
      <style:text-properties officeooo:rsid="207d25a9" officeooo:paragraph-rsid="21b6cacf"/>
    </style:style>
    <style:style style:name="P200" style:family="paragraph" style:parent-style-name="Text_20_body">
      <style:text-properties officeooo:rsid="207d25a9" officeooo:paragraph-rsid="21c502f0"/>
    </style:style>
    <style:style style:name="P201" style:family="paragraph" style:parent-style-name="Text_20_body">
      <style:text-properties officeooo:rsid="207d25a9" officeooo:paragraph-rsid="21ca4657"/>
    </style:style>
    <style:style style:name="P202" style:family="paragraph" style:parent-style-name="Text_20_body">
      <style:text-properties officeooo:rsid="207d25a9" officeooo:paragraph-rsid="21d1cb1f"/>
    </style:style>
    <style:style style:name="P203" style:family="paragraph" style:parent-style-name="Text_20_body">
      <style:text-properties officeooo:rsid="2089bc52" officeooo:paragraph-rsid="21ad8828"/>
    </style:style>
    <style:style style:name="P204" style:family="paragraph" style:parent-style-name="Text_20_body">
      <style:text-properties officeooo:rsid="21adb664" officeooo:paragraph-rsid="21adb664"/>
    </style:style>
    <style:style style:name="P205" style:family="paragraph" style:parent-style-name="Text_20_body">
      <style:text-properties officeooo:rsid="2122963b" officeooo:paragraph-rsid="2123f7c4"/>
    </style:style>
    <style:style style:name="P206" style:family="paragraph" style:parent-style-name="Text_20_body">
      <style:text-properties officeooo:rsid="21b05bb6" officeooo:paragraph-rsid="21b05bb6"/>
    </style:style>
    <style:style style:name="P207" style:family="paragraph" style:parent-style-name="Text_20_body">
      <style:text-properties officeooo:rsid="21b23b24" officeooo:paragraph-rsid="21b78951"/>
    </style:style>
    <style:style style:name="P208" style:family="paragraph" style:parent-style-name="Text_20_body">
      <style:text-properties officeooo:rsid="2194fb18" officeooo:paragraph-rsid="21ca843b"/>
    </style:style>
    <style:style style:name="P209" style:family="paragraph" style:parent-style-name="Text_20_body">
      <style:text-properties officeooo:rsid="21c502f0" officeooo:paragraph-rsid="21c502f0"/>
    </style:style>
    <style:style style:name="P210" style:family="paragraph" style:parent-style-name="Text_20_body">
      <style:text-properties officeooo:rsid="21d1cb1f" officeooo:paragraph-rsid="21d1cb1f"/>
    </style:style>
    <style:style style:name="P211" style:family="paragraph" style:parent-style-name="Text_20_body" style:list-style-name="L12">
      <style:text-properties officeooo:rsid="21d96890" officeooo:paragraph-rsid="21d96890"/>
    </style:style>
    <style:style style:name="P212" style:family="paragraph" style:parent-style-name="Heading_20_2">
      <style:text-properties officeooo:rsid="21597f75" officeooo:paragraph-rsid="21597f75"/>
    </style:style>
    <style:style style:name="P213" style:family="paragraph" style:parent-style-name="Heading_20_2">
      <style:text-properties officeooo:rsid="217f35c7" officeooo:paragraph-rsid="217f35c7"/>
    </style:style>
    <style:style style:name="P214" style:family="paragraph" style:parent-style-name="Heading_20_2">
      <style:text-properties officeooo:rsid="212cf21c" officeooo:paragraph-rsid="212cf21c"/>
    </style:style>
    <style:style style:name="P215" style:family="paragraph" style:parent-style-name="Heading_20_2">
      <style:text-properties officeooo:rsid="212b88ed" officeooo:paragraph-rsid="212b88ed"/>
    </style:style>
    <style:style style:name="P216" style:family="paragraph" style:parent-style-name="Heading_20_2">
      <style:text-properties officeooo:rsid="2128d94f" officeooo:paragraph-rsid="2128d94f"/>
    </style:style>
    <style:style style:name="P217" style:family="paragraph" style:parent-style-name="Example">
      <style:text-properties fo:font-style="italic" style:font-style-asian="italic" style:font-style-complex="italic"/>
    </style:style>
    <style:style style:name="P218" style:family="paragraph" style:parent-style-name="Example">
      <style:text-properties officeooo:rsid="21d5baa3" officeooo:paragraph-rsid="21d5baa3"/>
    </style:style>
    <style:style style:name="P219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220" style:family="paragraph" style:parent-style-name="Heading_20_4">
      <style:text-properties officeooo:rsid="206f2028" officeooo:paragraph-rsid="206f2028"/>
    </style:style>
    <style:style style:name="P221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222" style:family="paragraph" style:parent-style-name="Heading_20_5">
      <style:text-properties officeooo:paragraph-rsid="205aec31"/>
    </style:style>
    <style:style style:name="P223" style:family="paragraph" style:parent-style-name="Heading_20_5">
      <style:text-properties officeooo:rsid="206449e7" officeooo:paragraph-rsid="206449e7"/>
    </style:style>
    <style:style style:name="P224" style:family="paragraph" style:parent-style-name="Heading_20_5">
      <style:text-properties officeooo:paragraph-rsid="2065587c"/>
    </style:style>
    <style:style style:name="P225" style:family="paragraph" style:parent-style-name="Heading_20_5">
      <style:text-properties officeooo:rsid="211b2f61" officeooo:paragraph-rsid="211b2f61"/>
    </style:style>
    <style:style style:name="P226" style:family="paragraph" style:parent-style-name="Heading_20_5">
      <style:text-properties officeooo:paragraph-rsid="20759c9f"/>
    </style:style>
    <style:style style:name="P227" style:family="paragraph" style:parent-style-name="Heading_20_5">
      <style:text-properties officeooo:rsid="20768cfb" officeooo:paragraph-rsid="20768cfb"/>
    </style:style>
    <style:style style:name="P228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29" style:family="paragraph" style:parent-style-name="Heading_20_5">
      <style:text-properties officeooo:rsid="20a1bc0a" officeooo:paragraph-rsid="20ace839"/>
    </style:style>
    <style:style style:name="P230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31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232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233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34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235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36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37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238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39" style:family="paragraph" style:parent-style-name="Heading_20_5">
      <style:text-properties officeooo:rsid="2123f7c4" officeooo:paragraph-rsid="2123f7c4"/>
    </style:style>
    <style:style style:name="P240" style:family="paragraph" style:parent-style-name="Heading_20_5">
      <style:text-properties officeooo:paragraph-rsid="2123f7c4"/>
    </style:style>
    <style:style style:name="P241" style:family="paragraph" style:parent-style-name="Heading_20_5">
      <style:text-properties officeooo:paragraph-rsid="21947475"/>
    </style:style>
    <style:style style:name="P242" style:family="paragraph" style:parent-style-name="Heading_20_5">
      <style:text-properties officeooo:paragraph-rsid="2195aae2"/>
    </style:style>
    <style:style style:name="P243" style:family="paragraph" style:parent-style-name="Heading_20_5">
      <style:text-properties officeooo:paragraph-rsid="21ab8207"/>
    </style:style>
    <style:style style:name="P244" style:family="paragraph" style:parent-style-name="Heading_20_5">
      <style:text-properties officeooo:rsid="21ac324b" officeooo:paragraph-rsid="21ac324b"/>
    </style:style>
    <style:style style:name="P245" style:family="paragraph" style:parent-style-name="Heading_20_3">
      <style:text-properties officeooo:paragraph-rsid="202197c0"/>
    </style:style>
    <style:style style:name="P246" style:family="paragraph" style:parent-style-name="Heading_20_3">
      <style:text-properties officeooo:paragraph-rsid="202b038b"/>
    </style:style>
    <style:style style:name="P247" style:family="paragraph" style:parent-style-name="Heading_20_3">
      <style:text-properties fo:language="cs" fo:country="CZ" officeooo:paragraph-rsid="202197c0" style:language-asian="cs" style:country-asian="CZ"/>
    </style:style>
    <style:style style:name="P248" style:family="paragraph" style:parent-style-name="Heading_20_3">
      <style:text-properties fo:language="cs" fo:country="CZ" officeooo:paragraph-rsid="20415ce7" style:language-asian="cs" style:country-asian="CZ"/>
    </style:style>
    <style:style style:name="P249" style:family="paragraph" style:parent-style-name="Heading_20_3">
      <style:text-properties officeooo:paragraph-rsid="20415ce7"/>
    </style:style>
    <style:style style:name="P250" style:family="paragraph" style:parent-style-name="Heading_20_1">
      <style:text-properties officeooo:rsid="108bcbf7" officeooo:paragraph-rsid="202197c0"/>
    </style:style>
    <style:style style:name="P251" style:family="paragraph" style:parent-style-name="Heading_20_1">
      <style:text-properties officeooo:rsid="215d4e07" officeooo:paragraph-rsid="215d4e07"/>
    </style:style>
    <style:style style:name="P252" style:family="paragraph" style:parent-style-name="Example_20_Header">
      <style:text-properties officeooo:rsid="21d5baa3" officeooo:paragraph-rsid="21d5baa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0e9ccbb" style:language-asian="cs" style:country-asian="CZ"/>
    </style:style>
    <style:style style:name="T14" style:family="text">
      <style:text-properties style:text-line-through-style="none" style:text-line-through-type="none" fo:language="cs" fo:country="CZ" fo:font-style="italic" officeooo:rsid="20e9ccbb" style:language-asian="cs" style:country-asian="CZ" style:font-style-asian="italic" style:font-style-complex="italic"/>
    </style:style>
    <style:style style:name="T15" style:family="text">
      <style:text-properties style:text-line-through-style="none" style:text-line-through-type="none" officeooo:rsid="2128d94f"/>
    </style:style>
    <style:style style:name="T16" style:family="text">
      <style:text-properties style:text-line-through-style="none" style:text-line-through-type="none" officeooo:rsid="2130bbfa"/>
    </style:style>
    <style:style style:name="T17" style:family="text">
      <style:text-properties style:text-line-through-style="none" style:text-line-through-type="none" officeooo:rsid="2134d3bf"/>
    </style:style>
    <style:style style:name="T18" style:family="text">
      <style:text-properties style:text-line-through-style="none" style:text-line-through-type="none" officeooo:rsid="21471276"/>
    </style:style>
    <style:style style:name="T19" style:family="text">
      <style:text-properties fo:language="cs" fo:country="CZ"/>
    </style:style>
    <style:style style:name="T20" style:family="text">
      <style:text-properties fo:language="cs" fo:country="CZ" fo:font-style="italic" style:language-asian="cs" style:country-asian="CZ" style:font-style-asian="italic" style:font-style-complex="italic"/>
    </style:style>
    <style:style style:name="T21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2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22d038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168e28d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9f3a48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4" style:family="text">
      <style:text-properties fo:language="cs" fo:country="CZ" fo:font-style="normal" style:language-asian="cs" style:country-asian="CZ" style:font-style-asian="normal" style:font-style-complex="normal"/>
    </style:style>
    <style:style style:name="T35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36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37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38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39" style:family="text">
      <style:text-properties fo:language="cs" fo:country="CZ" style:language-asian="cs" style:country-asian="CZ"/>
    </style:style>
    <style:style style:name="T40" style:family="text">
      <style:text-properties fo:language="cs" fo:country="CZ" officeooo:rsid="20228d7e" style:language-asian="cs" style:country-asian="CZ"/>
    </style:style>
    <style:style style:name="T41" style:family="text">
      <style:text-properties fo:language="cs" fo:country="CZ" officeooo:rsid="2022d038" style:language-asian="cs" style:country-asian="CZ"/>
    </style:style>
    <style:style style:name="T42" style:family="text">
      <style:text-properties fo:language="cs" fo:country="CZ" officeooo:rsid="202364ac" style:language-asian="cs" style:country-asian="CZ"/>
    </style:style>
    <style:style style:name="T43" style:family="text">
      <style:text-properties fo:language="cs" fo:country="CZ" officeooo:rsid="20267c2c" style:language-asian="cs" style:country-asian="CZ"/>
    </style:style>
    <style:style style:name="T44" style:family="text">
      <style:text-properties fo:language="cs" fo:country="CZ" officeooo:rsid="202b1bc4" style:language-asian="cs" style:country-asian="CZ"/>
    </style:style>
    <style:style style:name="T45" style:family="text">
      <style:text-properties fo:language="cs" fo:country="CZ" officeooo:rsid="202b31b7" style:language-asian="cs" style:country-asian="CZ"/>
    </style:style>
    <style:style style:name="T46" style:family="text">
      <style:text-properties fo:language="cs" fo:country="CZ" officeooo:rsid="202c217c" style:language-asian="cs" style:country-asian="CZ"/>
    </style:style>
    <style:style style:name="T47" style:family="text">
      <style:text-properties fo:language="cs" fo:country="CZ" officeooo:rsid="202ffbff" style:language-asian="cs" style:country-asian="CZ"/>
    </style:style>
    <style:style style:name="T48" style:family="text">
      <style:text-properties fo:language="cs" fo:country="CZ" officeooo:rsid="20307a12" style:language-asian="cs" style:country-asian="CZ"/>
    </style:style>
    <style:style style:name="T49" style:family="text">
      <style:text-properties fo:language="cs" fo:country="CZ" officeooo:rsid="203187de" style:language-asian="cs" style:country-asian="CZ"/>
    </style:style>
    <style:style style:name="T50" style:family="text">
      <style:text-properties fo:language="cs" fo:country="CZ" officeooo:rsid="2033ec3f" style:language-asian="cs" style:country-asian="CZ"/>
    </style:style>
    <style:style style:name="T51" style:family="text">
      <style:text-properties fo:language="cs" fo:country="CZ" officeooo:rsid="203781ed" style:language-asian="cs" style:country-asian="CZ"/>
    </style:style>
    <style:style style:name="T52" style:family="text">
      <style:text-properties fo:language="cs" fo:country="CZ" officeooo:rsid="2038b19c" style:language-asian="cs" style:country-asian="CZ"/>
    </style:style>
    <style:style style:name="T53" style:family="text">
      <style:text-properties fo:language="cs" fo:country="CZ" officeooo:rsid="2046eb88" style:language-asian="cs" style:country-asian="CZ"/>
    </style:style>
    <style:style style:name="T54" style:family="text">
      <style:text-properties fo:language="cs" fo:country="CZ" officeooo:rsid="204851d8" style:language-asian="cs" style:country-asian="CZ"/>
    </style:style>
    <style:style style:name="T55" style:family="text">
      <style:text-properties fo:language="cs" fo:country="CZ" officeooo:rsid="2062b8a6" style:language-asian="cs" style:country-asian="CZ"/>
    </style:style>
    <style:style style:name="T56" style:family="text">
      <style:text-properties fo:language="cs" fo:country="CZ" officeooo:rsid="2065d056" style:language-asian="cs" style:country-asian="CZ"/>
    </style:style>
    <style:style style:name="T57" style:family="text">
      <style:text-properties fo:language="cs" fo:country="CZ" officeooo:rsid="206d0113" style:language-asian="cs" style:country-asian="CZ"/>
    </style:style>
    <style:style style:name="T58" style:family="text">
      <style:text-properties fo:language="cs" fo:country="CZ" officeooo:rsid="2070f8c1" style:language-asian="cs" style:country-asian="CZ"/>
    </style:style>
    <style:style style:name="T59" style:family="text">
      <style:text-properties fo:language="cs" fo:country="CZ" officeooo:rsid="206f2028" style:language-asian="cs" style:country-asian="CZ"/>
    </style:style>
    <style:style style:name="T60" style:family="text">
      <style:text-properties fo:language="cs" fo:country="CZ" officeooo:rsid="20759c9f" style:language-asian="cs" style:country-asian="CZ"/>
    </style:style>
    <style:style style:name="T61" style:family="text">
      <style:text-properties fo:language="cs" fo:country="CZ" officeooo:rsid="20834f4f" style:language-asian="cs" style:country-asian="CZ"/>
    </style:style>
    <style:style style:name="T62" style:family="text">
      <style:text-properties fo:language="cs" fo:country="CZ" officeooo:rsid="20a3122c" style:language-asian="cs" style:country-asian="CZ"/>
    </style:style>
    <style:style style:name="T63" style:family="text">
      <style:text-properties fo:language="cs" fo:country="CZ" officeooo:rsid="20a3c511" style:language-asian="cs" style:country-asian="CZ"/>
    </style:style>
    <style:style style:name="T64" style:family="text">
      <style:text-properties fo:language="cs" fo:country="CZ" officeooo:rsid="20a56c6b" style:language-asian="cs" style:country-asian="CZ"/>
    </style:style>
    <style:style style:name="T65" style:family="text">
      <style:text-properties fo:language="cs" fo:country="CZ" officeooo:rsid="20a75113" style:language-asian="cs" style:country-asian="CZ"/>
    </style:style>
    <style:style style:name="T66" style:family="text">
      <style:text-properties fo:language="cs" fo:country="CZ" officeooo:rsid="20aac5d0" style:language-asian="cs" style:country-asian="CZ"/>
    </style:style>
    <style:style style:name="T67" style:family="text">
      <style:text-properties fo:language="cs" fo:country="CZ" officeooo:rsid="20ace839" style:language-asian="cs" style:country-asian="CZ"/>
    </style:style>
    <style:style style:name="T68" style:family="text">
      <style:text-properties fo:language="cs" fo:country="CZ" officeooo:rsid="2122963b" style:language-asian="cs" style:country-asian="CZ"/>
    </style:style>
    <style:style style:name="T69" style:family="text">
      <style:text-properties fo:language="cs" fo:country="CZ" officeooo:rsid="207b8e54" style:language-asian="cs" style:country-asian="CZ"/>
    </style:style>
    <style:style style:name="T70" style:family="text">
      <style:text-properties fo:language="cs" fo:country="CZ" officeooo:rsid="21537a33" style:language-asian="cs" style:country-asian="CZ"/>
    </style:style>
    <style:style style:name="T71" style:family="text">
      <style:text-properties fo:language="cs" fo:country="CZ" officeooo:rsid="21537fe3" style:language-asian="cs" style:country-asian="CZ"/>
    </style:style>
    <style:style style:name="T72" style:family="text">
      <style:text-properties fo:language="cs" fo:country="CZ" officeooo:rsid="21542a56" style:language-asian="cs" style:country-asian="CZ"/>
    </style:style>
    <style:style style:name="T73" style:family="text">
      <style:text-properties fo:language="cs" fo:country="CZ" officeooo:rsid="21556a76" style:language-asian="cs" style:country-asian="CZ"/>
    </style:style>
    <style:style style:name="T74" style:family="text">
      <style:text-properties fo:language="cs" fo:country="CZ" officeooo:rsid="215a0579" style:language-asian="cs" style:country-asian="CZ"/>
    </style:style>
    <style:style style:name="T75" style:family="text">
      <style:text-properties fo:language="cs" fo:country="CZ" officeooo:rsid="215eb081" style:language-asian="cs" style:country-asian="CZ"/>
    </style:style>
    <style:style style:name="T76" style:family="text">
      <style:text-properties fo:language="cs" fo:country="CZ" officeooo:rsid="2165869a" style:language-asian="cs" style:country-asian="CZ"/>
    </style:style>
    <style:style style:name="T77" style:family="text">
      <style:text-properties fo:language="cs" fo:country="CZ" officeooo:rsid="21667c9e" style:language-asian="cs" style:country-asian="CZ"/>
    </style:style>
    <style:style style:name="T78" style:family="text">
      <style:text-properties fo:language="cs" fo:country="CZ" officeooo:rsid="2168e28d" style:language-asian="cs" style:country-asian="CZ"/>
    </style:style>
    <style:style style:name="T79" style:family="text">
      <style:text-properties fo:language="cs" fo:country="CZ" officeooo:rsid="216a5f13" style:language-asian="cs" style:country-asian="CZ"/>
    </style:style>
    <style:style style:name="T80" style:family="text">
      <style:text-properties fo:language="cs" fo:country="CZ" officeooo:rsid="216ba9fc" style:language-asian="cs" style:country-asian="CZ"/>
    </style:style>
    <style:style style:name="T81" style:family="text">
      <style:text-properties fo:language="cs" fo:country="CZ" officeooo:rsid="216da214" style:language-asian="cs" style:country-asian="CZ"/>
    </style:style>
    <style:style style:name="T82" style:family="text">
      <style:text-properties fo:language="cs" fo:country="CZ" officeooo:rsid="216e27ca" style:language-asian="cs" style:country-asian="CZ"/>
    </style:style>
    <style:style style:name="T83" style:family="text">
      <style:text-properties fo:language="cs" fo:country="CZ" officeooo:rsid="21716f32" style:language-asian="cs" style:country-asian="CZ"/>
    </style:style>
    <style:style style:name="T84" style:family="text">
      <style:text-properties fo:language="cs" fo:country="CZ" officeooo:rsid="21732d93" style:language-asian="cs" style:country-asian="CZ"/>
    </style:style>
    <style:style style:name="T85" style:family="text">
      <style:text-properties fo:language="cs" fo:country="CZ" officeooo:rsid="2194fb18" style:language-asian="cs" style:country-asian="CZ"/>
    </style:style>
    <style:style style:name="T86" style:family="text">
      <style:text-properties fo:language="cs" fo:country="CZ" officeooo:rsid="21966d5f" style:language-asian="cs" style:country-asian="CZ"/>
    </style:style>
    <style:style style:name="T87" style:family="text">
      <style:text-properties fo:language="cs" fo:country="CZ" officeooo:rsid="2196dca8" style:language-asian="cs" style:country-asian="CZ"/>
    </style:style>
    <style:style style:name="T88" style:family="text">
      <style:text-properties fo:language="cs" fo:country="CZ" officeooo:rsid="219aa5af" style:language-asian="cs" style:country-asian="CZ"/>
    </style:style>
    <style:style style:name="T89" style:family="text">
      <style:text-properties fo:language="cs" fo:country="CZ" officeooo:rsid="219ef914" style:language-asian="cs" style:country-asian="CZ"/>
    </style:style>
    <style:style style:name="T90" style:family="text">
      <style:text-properties fo:language="cs" fo:country="CZ" officeooo:rsid="219f3a48" style:language-asian="cs" style:country-asian="CZ"/>
    </style:style>
    <style:style style:name="T91" style:family="text">
      <style:text-properties fo:language="cs" fo:country="CZ" officeooo:rsid="219f8206" style:language-asian="cs" style:country-asian="CZ"/>
    </style:style>
    <style:style style:name="T92" style:family="text">
      <style:text-properties fo:language="cs" fo:country="CZ" officeooo:rsid="21ab8207" style:language-asian="cs" style:country-asian="CZ"/>
    </style:style>
    <style:style style:name="T93" style:family="text">
      <style:text-properties fo:language="cs" fo:country="CZ" officeooo:rsid="21b78951" style:language-asian="cs" style:country-asian="CZ"/>
    </style:style>
    <style:style style:name="T94" style:family="text">
      <style:text-properties fo:language="cs" fo:country="CZ" officeooo:rsid="21b97db2" style:language-asian="cs" style:country-asian="CZ"/>
    </style:style>
    <style:style style:name="T95" style:family="text">
      <style:text-properties fo:language="cs" fo:country="CZ" officeooo:rsid="21b1e115" style:language-asian="cs" style:country-asian="CZ"/>
    </style:style>
    <style:style style:name="T96" style:family="text">
      <style:text-properties fo:language="cs" fo:country="CZ" officeooo:rsid="21c502f0" style:language-asian="cs" style:country-asian="CZ"/>
    </style:style>
    <style:style style:name="T97" style:family="text">
      <style:text-properties fo:language="cs" fo:country="CZ" officeooo:rsid="21c702bf" style:language-asian="cs" style:country-asian="CZ"/>
    </style:style>
    <style:style style:name="T98" style:family="text">
      <style:text-properties fo:language="cs" fo:country="CZ" officeooo:rsid="21c8752c" style:language-asian="cs" style:country-asian="CZ"/>
    </style:style>
    <style:style style:name="T99" style:family="text">
      <style:text-properties fo:language="cs" fo:country="CZ" officeooo:rsid="21ca4657" style:language-asian="cs" style:country-asian="CZ"/>
    </style:style>
    <style:style style:name="T100" style:family="text">
      <style:text-properties fo:language="cs" fo:country="CZ" officeooo:rsid="21ca843b" style:language-asian="cs" style:country-asian="CZ"/>
    </style:style>
    <style:style style:name="T101" style:family="text">
      <style:text-properties fo:language="cs" fo:country="CZ" officeooo:rsid="21cc25a8" style:language-asian="cs" style:country-asian="CZ"/>
    </style:style>
    <style:style style:name="T102" style:family="text">
      <style:text-properties fo:language="cs" fo:country="CZ" officeooo:rsid="21cc6043" style:language-asian="cs" style:country-asian="CZ"/>
    </style:style>
    <style:style style:name="T103" style:family="text">
      <style:text-properties fo:language="cs" fo:country="CZ" officeooo:rsid="21d0ba1e" style:language-asian="cs" style:country-asian="CZ"/>
    </style:style>
    <style:style style:name="T104" style:family="text">
      <style:text-properties fo:language="cs" fo:country="CZ" officeooo:rsid="21d106c2" style:language-asian="cs" style:country-asian="CZ"/>
    </style:style>
    <style:style style:name="T105" style:family="text">
      <style:text-properties fo:language="cs" fo:country="CZ" officeooo:rsid="21d1cb1f" style:language-asian="cs" style:country-asian="CZ"/>
    </style:style>
    <style:style style:name="T106" style:family="text">
      <style:text-properties fo:language="cs" fo:country="CZ" officeooo:rsid="21d3385f" style:language-asian="cs" style:country-asian="CZ"/>
    </style:style>
    <style:style style:name="T107" style:family="text">
      <style:text-properties fo:language="cs" fo:country="CZ" officeooo:rsid="21d3dbb1" style:language-asian="cs" style:country-asian="CZ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2068fff3" style:font-style-asian="italic" style:font-style-complex="italic"/>
    </style:style>
    <style:style style:name="T110" style:family="text">
      <style:text-properties fo:font-style="italic" officeooo:rsid="20768cfb" style:font-style-asian="italic" style:font-style-complex="italic"/>
    </style:style>
    <style:style style:name="T111" style:family="text">
      <style:text-properties fo:font-style="italic" officeooo:rsid="20889469" style:font-style-asian="italic" style:font-style-complex="italic"/>
    </style:style>
    <style:style style:name="T112" style:family="text">
      <style:text-properties fo:font-style="italic" officeooo:rsid="20a19e91" style:font-style-asian="italic" style:font-style-complex="italic"/>
    </style:style>
    <style:style style:name="T113" style:family="text">
      <style:text-properties fo:font-style="italic" officeooo:rsid="20f7086f" style:font-style-asian="italic" style:font-style-complex="italic"/>
    </style:style>
    <style:style style:name="T114" style:family="text">
      <style:text-properties fo:font-style="italic" officeooo:rsid="20774db6" style:font-style-asian="italic" style:font-style-complex="italic"/>
    </style:style>
    <style:style style:name="T115" style:family="text">
      <style:text-properties fo:font-style="italic" officeooo:rsid="21b430db" style:font-style-asian="italic" style:font-style-complex="italic"/>
    </style:style>
    <style:style style:name="T116" style:family="text">
      <style:text-properties fo:font-style="italic" officeooo:rsid="21b1e115" style:font-style-asian="italic" style:font-style-complex="italic"/>
    </style:style>
    <style:style style:name="T117" style:family="text">
      <style:text-properties fo:font-style="italic" officeooo:rsid="21ad8828" style:font-style-asian="italic" style:font-style-complex="italic"/>
    </style:style>
    <style:style style:name="T118" style:family="text">
      <style:text-properties fo:font-style="italic" officeooo:rsid="21bdf1e6" style:font-style-asian="italic" style:font-style-complex="italic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2157048b" style:font-style-asian="normal" style:font-style-complex="normal"/>
    </style:style>
    <style:style style:name="T121" style:family="text">
      <style:text-properties officeooo:rsid="136b6dd9"/>
    </style:style>
    <style:style style:name="T122" style:family="text">
      <style:text-properties officeooo:rsid="201d0560"/>
    </style:style>
    <style:style style:name="T123" style:family="text">
      <style:text-properties officeooo:rsid="2025144a"/>
    </style:style>
    <style:style style:name="T124" style:family="text">
      <style:text-properties officeooo:rsid="20270e3e"/>
    </style:style>
    <style:style style:name="T125" style:family="text">
      <style:text-properties officeooo:rsid="2027dbf6"/>
    </style:style>
    <style:style style:name="T126" style:family="text">
      <style:text-properties officeooo:rsid="20298579"/>
    </style:style>
    <style:style style:name="T127" style:family="text">
      <style:text-properties officeooo:rsid="203a73cb"/>
    </style:style>
    <style:style style:name="T128" style:family="text">
      <style:text-properties officeooo:rsid="204cea65"/>
    </style:style>
    <style:style style:name="T129" style:family="text">
      <style:text-properties officeooo:rsid="204e05a6"/>
    </style:style>
    <style:style style:name="T130" style:family="text">
      <style:text-properties officeooo:rsid="205345cd"/>
    </style:style>
    <style:style style:name="T131" style:family="text">
      <style:text-properties officeooo:rsid="2058902b"/>
    </style:style>
    <style:style style:name="T132" style:family="text">
      <style:text-properties officeooo:rsid="2059a202"/>
    </style:style>
    <style:style style:name="T133" style:family="text">
      <style:text-properties officeooo:rsid="205cb6a1"/>
    </style:style>
    <style:style style:name="T134" style:family="text">
      <style:text-properties officeooo:rsid="206449e7"/>
    </style:style>
    <style:style style:name="T135" style:family="text">
      <style:text-properties officeooo:rsid="2065587c"/>
    </style:style>
    <style:style style:name="T136" style:family="text">
      <style:text-properties officeooo:rsid="2068fff3"/>
    </style:style>
    <style:style style:name="T137" style:family="text">
      <style:text-properties officeooo:rsid="206acc77"/>
    </style:style>
    <style:style style:name="T138" style:family="text">
      <style:text-properties officeooo:rsid="20768cfb"/>
    </style:style>
    <style:style style:name="T139" style:family="text">
      <style:text-properties officeooo:rsid="207a19a7"/>
    </style:style>
    <style:style style:name="T140" style:family="text">
      <style:text-properties officeooo:rsid="207e1207"/>
    </style:style>
    <style:style style:name="T141" style:family="text">
      <style:text-properties officeooo:rsid="207fb675"/>
    </style:style>
    <style:style style:name="T142" style:family="text">
      <style:text-properties officeooo:rsid="208751d0"/>
    </style:style>
    <style:style style:name="T143" style:family="text">
      <style:text-properties officeooo:rsid="20889469"/>
    </style:style>
    <style:style style:name="T144" style:family="text">
      <style:text-properties officeooo:rsid="209a6c6f"/>
    </style:style>
    <style:style style:name="T145" style:family="text">
      <style:text-properties officeooo:rsid="20a19e91"/>
    </style:style>
    <style:style style:name="T146" style:family="text">
      <style:text-properties fo:font-size="9.5pt" fo:letter-spacing="0.009cm" fo:language="cs" fo:country="CZ" style:font-size-asian="9.5pt" style:language-asian="cs" style:country-asian="CZ"/>
    </style:style>
    <style:style style:name="T147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48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49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50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51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52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53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54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55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56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57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58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59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60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61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62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63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64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65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66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67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68" style:family="text">
      <style:text-properties officeooo:rsid="20cdfc22"/>
    </style:style>
    <style:style style:name="T169" style:family="text">
      <style:text-properties fo:language="en" fo:country="US" style:language-asian="cs" style:country-asian="CZ"/>
    </style:style>
    <style:style style:name="T170" style:family="text">
      <style:text-properties fo:language="en" fo:country="US" fo:font-style="italic" style:language-asian="cs" style:country-asian="CZ" style:font-style-asian="italic" style:font-style-complex="italic"/>
    </style:style>
    <style:style style:name="T171" style:family="text">
      <style:text-properties fo:language="en" fo:country="US" fo:font-style="italic" officeooo:rsid="2022d038" style:language-asian="cs" style:country-asian="CZ" style:font-style-asian="italic" style:font-style-complex="italic"/>
    </style:style>
    <style:style style:name="T172" style:family="text">
      <style:text-properties officeooo:rsid="20ebeda1"/>
    </style:style>
    <style:style style:name="T173" style:family="text">
      <style:text-properties officeooo:rsid="20f7086f"/>
    </style:style>
    <style:style style:name="T174" style:family="text">
      <style:text-properties officeooo:rsid="211253b6"/>
    </style:style>
    <style:style style:name="T175" style:family="text">
      <style:text-properties officeooo:rsid="2112f312"/>
    </style:style>
    <style:style style:name="T176" style:family="text">
      <style:text-properties officeooo:rsid="211e75b5"/>
    </style:style>
    <style:style style:name="T177" style:family="text">
      <style:text-properties officeooo:rsid="212a64e3"/>
    </style:style>
    <style:style style:name="T178" style:family="text">
      <style:text-properties officeooo:rsid="212cf64d"/>
    </style:style>
    <style:style style:name="T179" style:family="text">
      <style:text-properties officeooo:rsid="2130bbfa"/>
    </style:style>
    <style:style style:name="T180" style:family="text">
      <style:text-properties officeooo:rsid="213d0be9"/>
    </style:style>
    <style:style style:name="T181" style:family="text">
      <style:text-properties officeooo:rsid="213f122a"/>
    </style:style>
    <style:style style:name="T182" style:family="text">
      <style:text-properties officeooo:rsid="2145b31d"/>
    </style:style>
    <style:style style:name="T183" style:family="text">
      <style:text-properties officeooo:rsid="21464600"/>
    </style:style>
    <style:style style:name="T184" style:family="text">
      <style:text-properties officeooo:rsid="214ce48d"/>
    </style:style>
    <style:style style:name="T185" style:family="text">
      <style:text-properties officeooo:rsid="2163e5a4"/>
    </style:style>
    <style:style style:name="T186" style:family="text">
      <style:text-properties officeooo:rsid="2164a9a6"/>
    </style:style>
    <style:style style:name="T187" style:family="text">
      <style:text-properties officeooo:rsid="2164d857"/>
    </style:style>
    <style:style style:name="T188" style:family="text">
      <style:text-properties officeooo:rsid="21667c9e"/>
    </style:style>
    <style:style style:name="T189" style:family="text">
      <style:text-properties officeooo:rsid="21674554"/>
    </style:style>
    <style:style style:name="T190" style:family="text">
      <style:text-properties officeooo:rsid="216a5f13"/>
    </style:style>
    <style:style style:name="T191" style:family="text">
      <style:text-properties officeooo:rsid="217d02ee"/>
    </style:style>
    <style:style style:name="T192" style:family="text">
      <style:text-properties officeooo:rsid="2184f07a"/>
    </style:style>
    <style:style style:name="T193" style:family="text">
      <style:text-properties officeooo:rsid="218524ad"/>
    </style:style>
    <style:style style:name="T194" style:family="text">
      <style:text-properties officeooo:rsid="218aa52e"/>
    </style:style>
    <style:style style:name="T195" style:family="text">
      <style:text-properties officeooo:rsid="218ba0c0"/>
    </style:style>
    <style:style style:name="T196" style:family="text">
      <style:text-properties officeooo:rsid="218eee67"/>
    </style:style>
    <style:style style:name="T197" style:family="text">
      <style:text-properties officeooo:rsid="21906387"/>
    </style:style>
    <style:style style:name="T198" style:family="text">
      <style:text-properties officeooo:rsid="2195b040"/>
    </style:style>
    <style:style style:name="T199" style:family="text">
      <style:text-properties officeooo:rsid="2197e806"/>
    </style:style>
    <style:style style:name="T200" style:family="text">
      <style:text-properties officeooo:rsid="2198b31a"/>
    </style:style>
    <style:style style:name="T201" style:family="text">
      <style:text-properties officeooo:rsid="21996beb"/>
    </style:style>
    <style:style style:name="T202" style:family="text">
      <style:text-properties officeooo:rsid="21a922d0"/>
    </style:style>
    <style:style style:name="T203" style:family="text">
      <style:text-properties officeooo:rsid="211603d5"/>
    </style:style>
    <style:style style:name="T204" style:family="text">
      <style:text-properties officeooo:rsid="21adb664"/>
    </style:style>
    <style:style style:name="T205" style:family="text">
      <style:text-properties officeooo:rsid="21b04fb0"/>
    </style:style>
    <style:style style:name="T206" style:family="text">
      <style:text-properties officeooo:rsid="21b1e115"/>
    </style:style>
    <style:style style:name="T207" style:family="text">
      <style:text-properties officeooo:rsid="21b3d0c4"/>
    </style:style>
    <style:style style:name="T208" style:family="text">
      <style:text-properties officeooo:rsid="21b6cacf"/>
    </style:style>
    <style:style style:name="T209" style:family="text">
      <style:text-properties officeooo:rsid="21b97db2"/>
    </style:style>
    <style:style style:name="T210" style:family="text">
      <style:text-properties officeooo:rsid="21bdf1e6"/>
    </style:style>
    <style:style style:name="T211" style:family="text">
      <style:text-properties officeooo:rsid="21c21dcb"/>
    </style:style>
    <style:style style:name="T212" style:family="text">
      <style:text-properties officeooo:rsid="21d6f3b6"/>
    </style:style>
    <style:style style:name="T213" style:family="text">
      <style:text-properties officeooo:rsid="21d77dca"/>
    </style:style>
    <style:style style:name="T214" style:family="text">
      <style:text-properties officeooo:rsid="21d784b3"/>
    </style:style>
    <style:style style:name="T215" style:family="text">
      <style:text-properties officeooo:rsid="21d9cb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s</text:p>
      <text:p text:style-name="P6"/>
      <text:p text:style-name="P5"/>
      <text:p text:style-name="Text_20_body"/>
      <text:p text:style-name="Text_20_body"/>
      <text:p text:style-name="P110">Dračák</text:p>
      <text:p text:style-name="P105"/>
      <text:p text:style-name="P105"/>
      <text:p text:style-name="P111">podle staré školy</text:p>
      <text:p text:style-name="P106"/>
      <text:p text:style-name="P107">(koncept pravidel)</text:p>
      <text:p text:style-name="P106"/>
      <text:p text:style-name="P106"/>
      <text:p text:style-name="P106"/>
      <text:p text:style-name="P106"/>
      <text:p text:style-name="P106"/>
      <text:p text:style-name="P108">Společenská hra na prožívání příběhů</text:p>
      <text:p text:style-name="P108"/>
      <text:p text:style-name="P109"/>
      <text:p text:style-name="P3">Michal Světlý</text:p>
      <text:p text:style-name="P1"><text:soft-page-break/></text:p>
      <text:p text:style-name="P11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6"><text:a xlink:type="simple" xlink:href="#__RefHeading___Toc21875_1991418811" text:style-name="Internet_20_link" text:visited-style-name="Internet_20_link">Tvoje postava</text:a><text:tab/>5</text:p>
          <text:p text:style-name="P115"><text:a xlink:type="simple" xlink:href="#__RefHeading___Toc21877_1991418811" text:style-name="Internet_20_link" text:visited-style-name="Internet_20_link">Vlastnosti</text:a><text:tab/>5</text:p>
          <text:p text:style-name="P115"><text:a xlink:type="simple" xlink:href="#__RefHeading___Toc1648_4210766435" text:style-name="Internet_20_link" text:visited-style-name="Internet_20_link">Kouzla, recepty a schopnosti</text:a><text:tab/>5</text:p>
          <text:p text:style-name="P115"><text:a xlink:type="simple" xlink:href="#__RefHeading___Toc17048_4210766435" text:style-name="Internet_20_link" text:visited-style-name="Internet_20_link">Dovednosti</text:a><text:tab/>6</text:p>
          <text:p text:style-name="P115"><text:a xlink:type="simple" xlink:href="#__RefHeading___Toc21879_1991418811" text:style-name="Internet_20_link" text:visited-style-name="Internet_20_link">Rasy</text:a><text:tab/>7</text:p>
          <text:p text:style-name="P115"><text:a xlink:type="simple" xlink:href="#__RefHeading___Toc17050_4210766435" text:style-name="Internet_20_link" text:visited-style-name="Internet_20_link">Počet životů</text:a><text:tab/>10</text:p>
          <text:p text:style-name="P115"><text:a xlink:type="simple" xlink:href="#__RefHeading___Toc21881_1991418811" text:style-name="Internet_20_link" text:visited-style-name="Internet_20_link">Povolání tvé postavy</text:a><text:tab/>10</text:p>
          <text:p text:style-name="P116"><text:a xlink:type="simple" xlink:href="#__RefHeading___Toc1650_4210766435" text:style-name="Internet_20_link" text:visited-style-name="Internet_20_link">Zranění a léčba</text:a><text:tab/>26</text:p>
          <text:p text:style-name="P116"><text:a xlink:type="simple" xlink:href="#__RefHeading___Toc17052_4210766435" text:style-name="Internet_20_link" text:visited-style-name="Internet_20_link">Magické předměty</text:a><text:tab/>27</text:p>
          <text:p text:style-name="P116"><text:a xlink:type="simple" xlink:href="#__RefHeading___Toc1652_4210766435" text:style-name="Internet_20_link" text:visited-style-name="Internet_20_link">Boj a jiná nebezpečí</text:a><text:tab/>28</text:p>
          <text:p text:style-name="P115"><text:a xlink:type="simple" xlink:href="#__RefHeading___Toc17054_4210766435" text:style-name="Internet_20_link" text:visited-style-name="Internet_20_link">Vzdálenosti</text:a><text:tab/>28</text:p>
          <text:p text:style-name="P115"><text:a xlink:type="simple" xlink:href="#__RefHeading___Toc1654_4210766435" text:style-name="Internet_20_link" text:visited-style-name="Internet_20_link">Kola</text:a><text:tab/>28</text:p>
          <text:p text:style-name="P115"><text:a xlink:type="simple" xlink:href="#__RefHeading___Toc1656_4210766435" text:style-name="Internet_20_link" text:visited-style-name="Internet_20_link">Záměry</text:a><text:tab/>28</text:p>
          <text:p text:style-name="P115"><text:a xlink:type="simple" xlink:href="#__RefHeading___Toc1658_4210766435" text:style-name="Internet_20_link" text:visited-style-name="Internet_20_link">Hody</text:a><text:tab/>29</text:p>
          <text:p text:style-name="P115"><text:a xlink:type="simple" xlink:href="#__RefHeading___Toc1660_4210766435" text:style-name="Internet_20_link" text:visited-style-name="Internet_20_link">Výhody a nevýhody</text:a><text:tab/>31</text:p>
          <text:p text:style-name="P115"><text:a xlink:type="simple" xlink:href="#__RefHeading___Toc1662_4210766435" text:style-name="Internet_20_link" text:visited-style-name="Internet_20_link">Pasti a jedy</text:a><text:tab/>31</text:p>
          <text:p text:style-name="P115"><text:a xlink:type="simple" xlink:href="#__RefHeading___Toc17056_4210766435" text:style-name="Internet_20_link" text:visited-style-name="Internet_20_link">Zbraně, zbroje a štíty</text:a><text:tab/>32</text:p>
          <text:p text:style-name="P115"><text:a xlink:type="simple" xlink:href="#__RefHeading___Toc17058_4210766435" text:style-name="Internet_20_link" text:visited-style-name="Internet_20_link">Hlášení útoku</text:a><text:tab/>33</text:p>
        </text:index-body>
      </text:table-of-content>
      <text:p text:style-name="P112"/>
      <text:p text:style-name="P4"/>
      <text:p text:style-name="P2">Verze 0.<text:span text:style-name="T121">0</text:span></text:p>
      <text:p text:style-name="P112">Poděkování</text:p>
      <text:p text:style-name="Example">Tato příručka <text:span text:style-name="T122">je silně inspirovaná titulem</text:span> Dračí Doupě vydan<text:span text:style-name="T180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<text:soft-page-break/>KOORDINÁTOR: Martin Kučera</text:p>
      <text:p text:style-name="P252">Nápady a připomínkami přispěli:</text:p>
      <text:p text:style-name="P218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50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7_1991418811"/>Vlastnosti<text:bookmark-end text:name="__RefHeading___Toc21877_1991418811"/></text:h>
      <text:p text:style-name="P25">Vlastnosti jsou: Síla, Finesa, Duše.</text:p>
      <text:list xml:id="list1916046470" text:style-name="L1">
        <text:list-item>
          <text:p text:style-name="P118"><text:span text:style-name="T128">Opiš</text:span> si vlastnosti podle rasy.</text:p>
        </text:list-item>
        <text:list-item>
          <text:p text:style-name="P118"><text:span text:style-name="T128">O</text:span>piš si vlastnost podle povolání, <text:span text:style-name="T181">pokud ji nemáš</text:span> za rasu stejn<text:span text:style-name="T128">ou</text:span> nebo v<text:span text:style-name="T128">yšší</text:span>.</text:p>
        </text:list-item>
        <text:list-item>
          <text:p text:style-name="P118">Zvyš si libovolné vlastnosti podle svého výběru tak, aby součet byl 6. Žádná vlastnost <text:span text:style-name="T129">ale</text:span> ne<text:span text:style-name="T181">může</text:span> být menší než 1 ani větší než 3.</text:p>
        </text:list-item>
      </text:list>
      <text:h text:style-name="Heading_20_2" text:outline-level="2"><text:bookmark-start text:name="__RefHeading___Toc1648_4210766435"/>Kouzla, <text:span text:style-name="T178">recepty a</text:span> schopnosti<text:bookmark-end text:name="__RefHeading___Toc1648_4210766435"/></text:h>
      <text:p text:style-name="P23">Každá rasa má jednu zvláštní schopnost – tu získáš automaticky výběrem této rasy. <text:span text:style-name="T182">Ostatní kouzla, recepty a schopnosti získáš v rámci svého povolání</text:span>: V jeho popisu najdeš, co se kdy můžeš naučit.</text:p>
      <text:h text:style-name="Heading_20_2" text:outline-level="2"><text:bookmark-start text:name="__RefHeading___Toc17048_4210766435"/>Dovednosti<text:bookmark-end text:name="__RefHeading___Toc17048_4210766435"/></text:h>
      <text:p text:style-name="P191">Každá dovednost má tři stupně: Začátečnický, pokročilý a mistrovský.</text:p>
      <text:list xml:id="list3966365281" text:style-name="L2">
        <text:list-item>
          <text:p text:style-name="P119">Na prvních pěti úrovních se můžeš učit <text:span text:style-name="T179">dovednosti jen na začátečnický stupeň</text:span>.</text:p>
        </text:list-item>
        <text:list-item>
          <text:p text:style-name="P119">Na úrovních 6-10 se můžeš <text:span text:style-name="T179">začátečnické dovednosti vylepšovat na pokročilé.</text:span></text:p>
        </text:list-item>
        <text:list-item>
          <text:p text:style-name="P119"><text:soft-page-break/>Od jedenácté úrovně výš se můžeš <text:span text:style-name="T179">pokročilé dovednosti vylepšovat na mistrovské</text:span>.</text:p>
        </text:list-item>
      </text:list>
      <text:p text:style-name="P76"><text:span text:style-name="T1">Stupeň dovednosti určuje, co dokážeš, </text:span><text:span text:style-name="T17">případně co znáš</text:span><text:span text:style-name="T1">:</text:span></text:p>
      <text:list xml:id="list2306861951" text:style-name="L3">
        <text:list-item>
          <text:p text:style-name="P134">Se začátečnickou znalostí <text:span text:style-name="T108">Otevírání zámků</text:span> například dokážeš otevřít jen jednoduché (začátečnické) zámky. K otevření mistrovského zámku potřebuješ mistrovskou dovednost.</text:p>
        </text:list-item>
      </text:list>
      <text:p text:style-name="P135">Kdy se můžeš učit jaké dovednosti najdeš v popisu svého povolání.</text:p>
      <text:h text:style-name="Heading_20_3" text:outline-level="3">Znalosti dané povoláním</text:h>
      <text:p text:style-name="P79">Každé povolání <text:span text:style-name="T183">také</text:span> představuje balíček znalostí, <text:span text:style-name="T183">které nezmiňujeme zvlášť jako dovednost</text:span>: Válečník se vyzná ve zbraních, kouzelník <text:span text:style-name="T179">pozná různá kouzla atd.</text:span></text:p>
      <text:list xml:id="list3424362540" text:style-name="L4">
        <text:list-item>
          <text:p text:style-name="P138"><text:span text:style-name="T16">Znalosti </text:span><text:span text:style-name="T18">dané</text:span><text:span text:style-name="T16"> povolání</text:span><text:span text:style-name="T18">m</text:span><text:span text:style-name="T16"> automaticky</text:span><text:span text:style-name="T1"> rostou s úrovní: Na 1-5 jsou začátečnické, na 6-10 pokročilé, na 11-15 mistrovské.</text:span></text:p>
        </text:list-item>
      </text:list>
      <text:h text:style-name="Heading_20_3" text:outline-level="3">Obecné <text:span text:style-name="T175">dovednosti</text:span></text:h>
      <text:p text:style-name="P75">Když se v popisu svého povolání dočteš, že si můžeš vybrat nějakou obecnou dovednost, znamená to některou z následujících:</text:p>
      <text:p text:style-name="List_20_of_20_Items">Plavání</text:p>
      <text:p text:style-name="List_20_of_20_Items">Orientace a přežití v divočině</text:p>
      <text:p text:style-name="List_20_of_20_Items">Čtení a psaní</text:p>
      <text:p text:style-name="List_20_of_20_Items">Ošetřování zranění</text:p>
      <text:p text:style-name="List_20_of_20_Items"><text:span text:style-name="T19">Š</text:span>plhání</text:p>
      <text:p text:style-name="List_20_of_20_Items"><text:span text:style-name="T172">V</text:span>aření</text:p>
      <text:p text:style-name="List_20_of_20_Items">Cizí jazyk <text:span text:style-name="T174">(každý je samostatná dovednost)</text:span></text:p>
      <text:h text:style-name="Heading_20_2" text:outline-level="2"><text:bookmark-start text:name="__RefHeading___Toc21879_1991418811"/><text:soft-page-break/>Rasy<text:bookmark-end text:name="__RefHeading___Toc21879_1991418811"/></text:h>
      <text:h text:style-name="P245" text:outline-level="3">Člověk</text:h>
      <text:p text:style-name="P7"><text:span text:style-name="T40">VELIKOST: 6<text:line-break/>VLASTNOSTI: </text:span><text:span text:style-name="T41">Libovolné<text:line-break/></text:span><text:span text:style-name="T42">SCHOPNOST: Všestrannost</text:span></text:p>
      <text:p text:style-name="P113">Všestrannost</text:p>
      <text:p text:style-name="P9">Jako člověk si můžeš <text:span text:style-name="T123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8"><text:span text:style-name="T40">VELIKOST: 6<text:line-break/>VLASTNOSTI: </text:span><text:span text:style-name="T41">Síla 2<text:line-break/></text:span><text:span text:style-name="T42">SCHOPNOST: Všestrannost (stejně jako ostatní lidé)</text:span></text:p>
      <text:h text:style-name="P245" text:outline-level="3">Hobit</text:h>
      <text:p text:style-name="P10"><text:span text:style-name="T40">VELIKOST: </text:span><text:span text:style-name="T43">5</text:span><text:span text:style-name="T40"><text:line-break/>VLASTNOSTI: </text:span><text:span text:style-name="T43">Finesa</text:span><text:span text:style-name="T41"> 2, </text:span><text:span text:style-name="T45">Duše 2</text:span><text:span text:style-name="T41"><text:line-break/></text:span><text:span text:style-name="T42">SCHOPNOST: </text:span><text:span text:style-name="T43">Vytříbená chuť a čich</text:span></text:p>
      <text:p text:style-name="Example_20_Header">Vytříbená chuť a čich</text:p>
      <text:p text:style-name="P11">Hobiti mají citlivější chuť a čich než příslušníci ostatních ras. Jsou <text:span text:style-name="T124">to </text:span>díky tomu známí labužníci a velcí znalci různých nápojů, pokrmů a jiných poživatin, ale dává jim to výhodu i na dobrodružných výpravách: Neumí sice stopovat tak dobře jako psi, ale dokáží <text:span text:style-name="T125">například</text:span> čich<text:span text:style-name="T125">em poznat převlečenou osobu</text:span> a pouhým ochutnáním odhalí přítomnost jedů <text:span text:style-name="T126">nebo jiných nežádoucích přísad</text:span>.</text:p>
      <text:h text:style-name="P246" text:outline-level="3"><text:soft-page-break/>Kudůk</text:h>
      <text:p text:style-name="P12"><text:span text:style-name="T40">VELIKOST: </text:span><text:span text:style-name="T43">5</text:span><text:span text:style-name="T40"><text:line-break/>VLASTNOSTI: </text:span><text:span text:style-name="T43">Finesa</text:span><text:span text:style-name="T41"> 2, </text:span><text:span text:style-name="T46">Duše 2</text:span><text:span text:style-name="T41"><text:line-break/></text:span><text:span text:style-name="T42">SCHOPNOST: </text:span><text:span text:style-name="T43">Vytříbená chuť a čich </text:span><text:span text:style-name="T44">(jako hobit)</text:span></text:p>
      <text:h text:style-name="P247" text:outline-level="3">Elf</text:h>
      <text:p text:style-name="P13"><text:span text:style-name="T40">VELIKOST: </text:span><text:span text:style-name="T47">6</text:span><text:span text:style-name="T40"><text:line-break/>VLASTNOSTI: </text:span><text:span text:style-name="T43">Finesa</text:span><text:span text:style-name="T41"> 2, </text:span><text:span text:style-name="T46">Duše 2<text:line-break/></text:span><text:span text:style-name="T42">SCHOPNOST: </text:span><text:span text:style-name="T50">Ostrý zrak</text:span></text:p>
      <text:p text:style-name="Example_20_Header"><text:span text:style-name="T49">O</text:span><text:span text:style-name="T39">strý zrak</text:span></text:p>
      <text:p text:style-name="P14"><text:span text:style-name="T39">Elfové mají ostřejší a citlivější zrak než ostatní rasy. Vidí dobře i za šera (ale ne v naprosté tmě) a rozeznají detaily </text:span><text:span text:style-name="T51">i </text:span><text:span text:style-name="T39">na v</text:span><text:span text:style-name="T51">elkou</text:span><text:span text:style-name="T39"> vzdálenost.</text:span></text:p>
      <text:h text:style-name="P247" text:outline-level="3">Trpaslík</text:h>
      <text:p text:style-name="P15"><text:span text:style-name="T40">VELIKOST: </text:span><text:span text:style-name="T47">6</text:span><text:span text:style-name="T40"><text:line-break/>VLASTNOSTI: </text:span><text:span text:style-name="T48">Síla</text:span><text:span text:style-name="T41"> 2, </text:span><text:span text:style-name="T46">Duše 2<text:line-break/></text:span><text:span text:style-name="T42">SCHOPNOST: </text:span><text:span text:style-name="T52">Infravidění</text:span></text:p>
      <text:p text:style-name="Example_20_Header">Infravidění</text:p>
      <text:p text:style-name="P16">Trpaslíci dokáží rozeznat teplejší předměty od studenějších. <text:span text:style-name="T127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47" text:outline-level="3"><text:soft-page-break/>Kroll</text:h>
      <text:p text:style-name="P18">VELIKOST: 7<text:line-break/>VLASTNOSTI: Síla 2, Duše 2<text:line-break/>SCHOPNOST: Ultrasluch</text:p>
      <text:p text:style-name="Example_20_Header">Ultrasluch</text:p>
      <text:p text:style-name="P17">Krol<text:span text:style-name="T184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P212" text:outline-level="2"><text:bookmark-start text:name="__RefHeading___Toc17050_4210766435"/>Počet životů<text:bookmark-end text:name="__RefHeading___Toc17050_4210766435"/></text:h>
      <text:p text:style-name="P86">Tvůj počet životů je roven součtu Velikosti (podle rasy) a Síly.</text:p>
      <text:h text:style-name="Heading_20_2" text:outline-level="2"><text:bookmark-start text:name="__RefHeading___Toc21881_1991418811"/>Povolání tvé postavy<text:bookmark-end text:name="__RefHeading___Toc21881_1991418811"/></text:h>
      <text:h text:style-name="P249" text:outline-level="3">Válečník</text:h>
      <text:p text:style-name="P81"><text:span text:style-name="T40">VLASTNOST: </text:span><text:span text:style-name="T41">Síla 2</text:span></text:p>
      <text:p text:style-name="P83"><text:span text:style-name="T61">1. </text:span><text:span text:style-name="T41">úroveň</text:span></text:p>
      <text:list xml:id="list2787697895" text:style-name="L5">
        <text:list-item>
          <text:p text:style-name="P139"><text:span text:style-name="T75">U</text:span><text:span text:style-name="T41">míš ošetřovat zranění.</text:span></text:p>
        </text:list-item>
        <text:list-item>
          <text:p text:style-name="P140"><text:span text:style-name="T41">V</text:span><text:span text:style-name="T39">yber si jednu obecnou dovednost.</text:span></text:p>
        </text:list-item>
        <text:list-item>
          <text:p text:style-name="P142"><text:span text:style-name="T41">Vyber si jednu z </text:span><text:span text:style-name="T92">válečnických</text:span><text:span text:style-name="T41"> schopností.</text:span></text:p>
        </text:list-item>
      </text:list>
      <text:p text:style-name="P83"><text:span text:style-name="T74">2</text:span><text:span text:style-name="T61">. </text:span><text:span text:style-name="T41">úroveň</text:span></text:p>
      <text:list xml:id="list162302688492035" text:continue-numbering="true" text:style-name="L5">
        <text:list-item>
          <text:p text:style-name="P120"><text:soft-page-break/>Vyber si jednu obecnou dovednost.</text:p>
        </text:list-item>
      </text:list>
      <text:p text:style-name="P83"><text:span text:style-name="T74">3</text:span><text:span text:style-name="T61">. </text:span><text:span text:style-name="T41">úroveň</text:span></text:p>
      <text:list xml:id="list162302664153639" text:continue-numbering="true" text:style-name="L5">
        <text:list-item>
          <text:p text:style-name="P142"><text:span text:style-name="T41">Vyber si jednu z </text:span><text:span text:style-name="T92">válečnických</text:span><text:span text:style-name="T41"> schopností.</text:span></text:p>
        </text:list-item>
      </text:list>
      <text:p text:style-name="P83"><text:span text:style-name="T74">4</text:span><text:span text:style-name="T61">. </text:span><text:span text:style-name="T41">úroveň</text:span></text:p>
      <text:list xml:id="list162303242403391" text:continue-numbering="true" text:style-name="L5">
        <text:list-item>
          <text:p text:style-name="P120">Vyber si jednu obecnou dovednost.</text:p>
        </text:list-item>
      </text:list>
      <text:p text:style-name="P83"><text:span text:style-name="T74">5</text:span><text:span text:style-name="T61">. </text:span><text:span text:style-name="T41">úroveň</text:span></text:p>
      <text:list xml:id="list162303120412514" text:continue-numbering="true" text:style-name="L5">
        <text:list-item>
          <text:p text:style-name="P141"><text:span text:style-name="T41">Vyber si jednu z </text:span><text:span text:style-name="T92">válečnických</text:span><text:span text:style-name="T41"> schopností.</text:span></text:p>
        </text:list-item>
      </text:list>
      <text:h text:style-name="Heading_20_4" text:outline-level="4"><text:span text:style-name="T77">Válečnické s</text:span><text:span text:style-name="T39">chopnosti</text:span></text:h>
      <text:h text:style-name="Heading_20_5" text:outline-level="5">Zastrašení</text:h>
      <text:p text:style-name="P26">Jde použít v boji (trigger může být třeba rozpůlení jednoho z protivníků) i mimo boj. Výsledek posuzuje PJ.</text:p>
      <text:h text:style-name="Heading_20_5" text:outline-level="5">Útok na <text:span text:style-name="T131">dva cíle</text:span></text:h>
      <text:p text:style-name="P28">Postih je jen -1. <text:span text:style-name="T132">Lze i s lukem (nabít dva šípy) nebo vrhacími zbraněmi (v každé ruce jedna).</text:span></text:p>
      <text:h text:style-name="P222" text:outline-level="5">Sehranost</text:h>
      <text:p text:style-name="P27">Vyžaduje alespoň týden společného tréninku a potom průběžné udržování (sem tam si zatrénovat).<text:line-break/><text:tab/><text:span text:style-name="T185">Kdykoliv</text:span> bojuje<text:span text:style-name="T185">š</text:span> bok po boku <text:span text:style-name="T133">někoho, s kým jsi sehraný</text:span>, <text:span text:style-name="T130">můžeš si v každém kole vybrat:</text:span></text:p>
      <text:list xml:id="list2137358561" text:style-name="L6">
        <text:list-item>
          <text:p text:style-name="P143">Dá<text:span text:style-name="T185">š</text:span> výhodu <text:span text:style-name="T130">tomuto spolubojovníkovi</text:span>.</text:p>
        </text:list-item>
        <text:list-item>
          <text:p text:style-name="P143"><text:span text:style-name="T186">Nebo získáš výhodu sám</text:span>.</text:p>
        </text:list-item>
      </text:list>
      <text:h text:style-name="P243" text:outline-level="5">Ochránce</text:h>
      <text:p text:style-name="P193"><text:span text:style-name="T203">Můžeš protivníkovi zabránit v útoku, i když není v nevýhodě.</text:span></text:p>
      <text:h text:style-name="Heading_20_5" text:outline-level="5"><text:soft-page-break/>Velení</text:h>
      <text:p text:style-name="P192">V každém kole můžeš dát povel jedné postavě. Pokud tě poslechne, započítá si výhodu. <text:span text:style-name="T202">Povel musí dávat smysl.</text:span> Tato výhoda se nesčítá s výhodou za <text:span text:style-name="T108">sehranost</text:span>.</text:p>
      <text:h text:style-name="P249" text:outline-level="3">Hraničář</text:h>
      <text:p text:style-name="P81"><text:span text:style-name="T40">VLASTNOST: </text:span><text:span text:style-name="T53">Finesa</text:span><text:span text:style-name="T41"> 2<text:line-break/></text:span><text:span text:style-name="T61">MAGENERGIE: Duše + úroveň</text:span></text:p>
      <text:p text:style-name="P82"><text:span text:style-name="T61">1. </text:span><text:span text:style-name="T39">úroveň</text:span></text:p>
      <text:list xml:id="list1725145551" text:style-name="L7">
        <text:list-item>
          <text:p text:style-name="P146"><text:span text:style-name="T70">U</text:span><text:span text:style-name="T39">míš získávat magenergii meditací.</text:span></text:p>
        </text:list-item>
        <text:list-item>
          <text:p text:style-name="P148"><text:span text:style-name="T39">Umíš dovednost </text:span><text:span text:style-name="T20">Orientace a přežití v divočině.</text:span></text:p>
        </text:list-item>
        <text:list-item>
          <text:p text:style-name="P146"><text:span text:style-name="T70">Umíš sesílat jedno kouzlo podle svého výběru</text:span><text:span text:style-name="T39">.</text:span></text:p>
        </text:list-item>
        <text:list-item>
          <text:p text:style-name="P144"><text:span text:style-name="T70">Vyber si jedno </text:span><text:span text:style-name="T71">další</text:span><text:span text:style-name="T70"> kouzlo nebo jednu ze schopností </text:span><text:span text:style-name="T25">Pouto se zvířetem</text:span><text:span text:style-name="T70">, </text:span><text:span text:style-name="T25">Mluvení se zvířaty</text:span><text:span text:style-name="T70">.</text:span></text:p>
        </text:list-item>
        <text:list-item>
          <text:p text:style-name="P144"><text:span text:style-name="T73">Vyber si jednu z dovedností:</text:span> <text:span text:style-name="T108">Ošetřování zranění</text:span>, <text:span text:style-name="T108">Lov a stopování</text:span><text:span text:style-name="T119"> </text:span><text:span text:style-name="T120">nebo jednu obecnou dovednost.</text:span></text:p>
        </text:list-item>
        <text:list-item>
          <text:p text:style-name="P149"><text:span text:style-name="T120">V</text:span><text:span text:style-name="T119">yber si jednu další obecnou dovednost.</text:span></text:p>
        </text:list-item>
      </text:list>
      <text:p text:style-name="P125">2. úroveň</text:p>
      <text:list xml:id="list162302655632512" text:continue-numbering="true" text:style-name="L7">
        <text:list-item>
          <text:p text:style-name="P150"><text:span text:style-name="T39">Vyber si jedno </text:span><text:span text:style-name="T72">další</text:span><text:span text:style-name="T39"> kouzlo nebo jednu ze schopností </text:span><text:span text:style-name="T20">Pouto se zvířetem</text:span><text:span text:style-name="T39">, </text:span><text:span text:style-name="T20">Mluvení se zvířaty</text:span><text:span text:style-name="T39">.</text:span></text:p>
        </text:list-item>
      </text:list>
      <text:p text:style-name="P126">3. úroveň</text:p>
      <text:list xml:id="list945771628" text:style-name="L8">
        <text:list-item>
          <text:p text:style-name="P152"><text:span text:style-name="T70">Vyber si jedno </text:span><text:span text:style-name="T72">další</text:span><text:span text:style-name="T70"> kouzlo.</text:span></text:p>
        </text:list-item>
      </text:list>
      <text:list xml:id="list162304360487259" text:continue-list="list162302655632512" text:style-name="L7">
        <text:list-item>
          <text:p text:style-name="P153"><text:span text:style-name="T73">Vyber si jednu z dovedností:</text:span><text:span text:style-name="T39"> </text:span><text:span text:style-name="T20">Ošetřování zranění</text:span><text:span text:style-name="T39">, </text:span><text:span text:style-name="T20">Lov a stopování</text:span><text:span text:style-name="T34"> </text:span><text:span text:style-name="T35">nebo jednu obecnou dovednost.</text:span></text:p>
        </text:list-item>
      </text:list>
      <text:p text:style-name="P126">4. úroveň</text:p>
      <text:list xml:id="list162303326494238" text:continue-numbering="true" text:style-name="L7">
        <text:list-item>
          <text:p text:style-name="P145"><text:soft-page-break/><text:span text:style-name="T41">N</text:span><text:span text:style-name="T56">a čtvrté úrovni se můžeš naučit jednu z mimosmyslových schopností </text:span><text:span text:style-name="T58">(telekinezi, pyrokinezi nebo telepatii)</text:span><text:span text:style-name="T56">.</text:span></text:p>
        </text:list-item>
      </text:list>
      <text:p text:style-name="P85"><text:span text:style-name="T56">5. </text:span><text:span text:style-name="T39">úroveň</text:span></text:p>
      <text:list xml:id="list162302445670484" text:continue-numbering="true" text:style-name="L7">
        <text:list-item>
          <text:p text:style-name="P153"><text:span text:style-name="T70">Vyber si jedno </text:span><text:span text:style-name="T72">další</text:span><text:span text:style-name="T70"> kouzlo.</text:span></text:p>
        </text:list-item>
        <text:list-item>
          <text:p text:style-name="P153"><text:span text:style-name="T73">Vyber si jednu z dovedností:</text:span><text:span text:style-name="T39"> </text:span><text:span text:style-name="T20">Ošetřování zranění</text:span><text:span text:style-name="T39">, </text:span><text:span text:style-name="T20">Lov a stopování</text:span><text:span text:style-name="T34"> </text:span><text:span text:style-name="T35">nebo jednu obecnou dovednost.</text:span></text:p>
        </text:list-item>
      </text:list>
      <text:h text:style-name="P219" text:outline-level="4"><text:span text:style-name="T188">Hraniřáčské s</text:span>chopnosti</text:h>
      <text:p text:style-name="P24"><text:span text:style-name="T41">P</text:span><text:span text:style-name="T39">outo se zvířetem, </text:span><text:span text:style-name="T55">Telekineze, Pyrokineze, Telepatie</text:span></text:p>
      <text:h text:style-name="Heading_20_5" text:outline-level="5"><text:span text:style-name="T41">P</text:span><text:span text:style-name="T39">outo se zvířetem</text:span></text:h>
      <text:p text:style-name="P19">Zvíře rozumí složitým slovním příkazům.</text:p>
      <text:p text:style-name="P80"><text:span text:style-name="T39">Nebezpečnost zvířete může být maximálně rovna tvé úrovni, můžeš ale mít mládě (takže mu nebezpečnost postupně poroste </text:span><text:span text:style-name="T57">s tím, jak se ti bude zvyšovat úroveň</text:span><text:span text:style-name="T39">).</text:span></text:p>
      <text:p text:style-name="P127">Vyber si, které zvíře tě provází.</text:p>
      <text:h text:style-name="Heading_20_5" text:outline-level="5">Mluvení se zvířaty</text:h>
      <text:p text:style-name="P20">/* To<text:span text:style-name="T187">hle</text:span> je možná spíš druidská schopnost? */</text:p>
      <text:p text:style-name="P21">Zvíře dokáže „mluvit“ jen o tom, čemu samo rozumí.</text:p>
      <text:h text:style-name="Heading_20_5" text:outline-level="5">Telekineze</text:h>
      <text:p text:style-name="P29"><text:span text:style-name="T108">Dosah:</text:span> (Duše<text:span text:style-name="T134">)</text:span> metrů.</text:p>
      <text:p text:style-name="P29"><text:span text:style-name="T136">Pomocí </text:span><text:span text:style-name="T109">soustředění</text:span> <text:span text:style-name="T136">můžeš </text:span>hýbat předměty o váze až (Duše) kilogramů.</text:p>
      <text:h text:style-name="P223" text:outline-level="5">Pyrokineze</text:h>
      <text:p text:style-name="P30"><text:span text:style-name="T108">Dosah:</text:span> (Duše<text:span text:style-name="T134">)</text:span> metrů.</text:p>
      <text:p text:style-name="P32"><text:soft-page-break/><text:span text:style-name="T136">Dokážeš zapálit oheň pomocí </text:span><text:span text:style-name="T109">soustředění</text:span>. Živé tvory <text:span text:style-name="T136">pyrokineze</text:span> přímo nezraňuje (následný oheň je zranit může).</text:p>
      <text:h text:style-name="P224" text:outline-level="5">Tele<text:span text:style-name="T135">patie</text:span></text:h>
      <text:p text:style-name="P31"><text:span text:style-name="T108">Dosah:</text:span> (Duše<text:span text:style-name="T134">)</text:span> metrů.</text:p>
      <text:p text:style-name="P70"><text:span text:style-name="T136">Po dobu </text:span><text:span text:style-name="T109">soustředění</text:span><text:span text:style-name="T136"> můžeš </text:span>s někým „mluvit“ v myšlenkách. Bez znalosti jazyka si nebudete rozum<text:span text:style-name="T136">ě</text:span>t. <text:span text:style-name="T137">Cíl se může po navázání spojení vzdálit z dosahu.</text:span></text:p>
      <text:h text:style-name="P225" text:outline-level="5">Meditace</text:h>
      <text:p text:style-name="P71">Krátkou meditací (zhruba 10 minut) doplníš svou magenergii na maximum.</text:p>
      <text:h text:style-name="Heading_20_5" text:outline-level="5">Sesílání kouzel</text:h>
      <text:p text:style-name="P73">Umíš sesílat kouzla, která se naučíš. <text:span text:style-name="T59">K </text:span><text:span text:style-name="T69">hraničářským kouzlům se nepočítá postih za zbroj.</text:span></text:p>
      <text:h text:style-name="P220" text:outline-level="4"><text:span text:style-name="T68">Hraničářská k</text:span><text:span text:style-name="T39">ouzla</text:span></text:h>
      <text:h text:style-name="P226" text:outline-level="5"><text:span text:style-name="T59">N</text:span><text:span text:style-name="T39">ajdi zvíře</text:span></text:h>
      <text:p text:style-name="P33"><text:span text:style-name="T31">Magenergie</text:span><text:span text:style-name="T20">:</text:span><text:span text:style-name="T34"> 1 mag<text:line-break/></text:span><text:span text:style-name="T21">Dosah:</text:span><text:span text:style-name="T60"> (Duše) hodin cesty.</text:span></text:p>
      <text:p text:style-name="P22">Vycítíš směr k nejbližšímu zvířeti druhu, na který pomyslíš.</text:p>
      <text:h text:style-name="Heading_20_5" text:outline-level="5">Najdi pachovou stopu</text:h>
      <text:p text:style-name="P194"><text:span text:style-name="T31">Magenergie</text:span><text:span text:style-name="T32">:</text:span> 1 mag</text:p>
      <text:p text:style-name="P36">Po dobu <text:span text:style-name="T108">soustředění</text:span> dokážeš stopovat čichem jako pes.</text:p>
      <text:h text:style-name="P227" text:outline-level="5">Zpomalení jedu</text:h>
      <text:p text:style-name="P195"><text:span text:style-name="T31">Magenergie</text:span><text:span text:style-name="T20">:</text:span><text:span text:style-name="T119"> 1 mag<text:line-break/></text:span><text:span text:style-name="T110">Dosah:</text:span><text:span text:style-name="T138"> </text:span>d<text:span text:style-name="T138">otyk</text:span></text:p>
      <text:p text:style-name="P34"><text:soft-page-break/>Kouzlo prodlouží latenci jedu <text:span text:style-name="T139">v cíli</text:span> o 1 den.</text:p>
      <text:h text:style-name="Heading_20_5" text:outline-level="5">Uzdrav zranění</text:h>
      <text:p text:style-name="P196"><text:span text:style-name="T31">Magenergie</text:span><text:span text:style-name="T32">:</text:span> 3 magy<text:line-break/><text:span text:style-name="T108">Dosah:</text:span> kontaktní<text:line-break/><text:span text:style-name="T113">Sesílání:</text:span><text:span text:style-name="T173"> 1 minuta (mimo boj)</text:span></text:p>
      <text:p text:style-name="P35">Vyléčí <text:span text:style-name="T140">(</text:span>Duše <text:span text:style-name="T142">hraničáře)</text:span> životů. <text:span text:style-name="T141">Znovu účinkuje na stejný cíl až poté, co se doléčí do plných životů.</text:span></text:p>
      <text:h text:style-name="Heading_20_5" text:outline-level="5">Uzdrav nemocného</text:h>
      <text:p text:style-name="P196"><text:span text:style-name="T31">Magenergie</text:span><text:span text:style-name="T32">:</text:span> 3 magy<text:line-break/><text:span text:style-name="T108">Dosah:</text:span> kontaktní<text:line-break/><text:span text:style-name="T111">Sesílání:</text:span><text:span text:style-name="T143"> 10 minut</text:span></text:p>
      <text:p text:style-name="P37">Vyléčí většinu běžných (nemagických) nemocí. Smrtelné nemoci pouze zmírní natolik, že pacient přežije.</text:p>
      <text:h text:style-name="Heading_20_5" text:outline-level="5">Uklidni bestii</text:h>
      <text:p text:style-name="P203"><text:span text:style-name="T31">Magenergie</text:span><text:span text:style-name="T32">:</text:span> 2 magy<text:line-break/><text:span text:style-name="T108">Dosah:</text:span> krátký</text:p>
      <text:p text:style-name="P38">Kouzlo zklidní obyčejné, nemagické zvíře natolik, že ztratí chuť útočit. Pokud je ale něco znovu rozdráždí, účinek pomine.</text:p>
      <text:h text:style-name="P249" text:outline-level="3">Alchymista</text:h>
      <text:p text:style-name="P87"><text:span text:style-name="T40">VLASTNOST: </text:span><text:span text:style-name="T53">Finesa</text:span><text:span text:style-name="T41"> 2</text:span></text:p>
      <text:p text:style-name="P84"><text:span text:style-name="T61">1. </text:span><text:span text:style-name="T41">úroveň</text:span></text:p>
      <text:list xml:id="list3819315393" text:style-name="L9">
        <text:list-item>
          <text:p text:style-name="P155"><text:span text:style-name="T76">U</text:span><text:span text:style-name="T39">míš číst a psát.</text:span></text:p>
        </text:list-item>
        <text:list-item>
          <text:p text:style-name="P154"><text:span text:style-name="T76">P</text:span><text:span text:style-name="T41">oznáš magické i nemagické suroviny a můžeš z nich vyrábět předměty, jejichž recepty se naučíš </text:span><text:span text:style-name="T78">(máš schopnost </text:span><text:span text:style-name="T27">Lučba</text:span><text:span text:style-name="T78">)</text:span><text:span text:style-name="T41">.</text:span></text:p>
        </text:list-item>
        <text:list-item>
          <text:p text:style-name="P156"><text:soft-page-break/><text:span text:style-name="T41">V</text:span><text:span text:style-name="T39">yber si dva recepty.</text:span></text:p>
        </text:list-item>
        <text:list-item>
          <text:p text:style-name="P157"><text:span text:style-name="T41">V</text:span><text:span text:style-name="T39">yber si jednu z dovedností </text:span><text:span text:style-name="T14">Starý jazyk</text:span><text:span text:style-name="T13"> (každý je samostatná dovednost), </text:span><text:span text:style-name="T14">Znalost jedů</text:span><text:span text:style-name="T13"> </text:span><text:span text:style-name="T7">nebo jednu obecnou dovednost.</text:span></text:p>
        </text:list-item>
      </text:list>
      <text:p text:style-name="P84"><text:span text:style-name="T74">2</text:span><text:span text:style-name="T61">. </text:span><text:span text:style-name="T41">úroveň</text:span></text:p>
      <text:list xml:id="list1674333931" text:style-name="L10">
        <text:list-item>
          <text:p text:style-name="P160"><text:span text:style-name="T41">V</text:span><text:span text:style-name="T79">yber si jeden další recept.</text:span></text:p>
        </text:list-item>
      </text:list>
      <text:p text:style-name="P84"><text:span text:style-name="T74">3</text:span><text:span text:style-name="T61">. </text:span><text:span text:style-name="T41">úroveň</text:span></text:p>
      <text:list xml:id="list162302924457215" text:continue-list="list3819315393" text:style-name="L9">
        <text:list-item>
          <text:p text:style-name="P158"><text:span text:style-name="T41">V</text:span><text:span text:style-name="T79">yber si jeden další recept.</text:span></text:p>
        </text:list-item>
        <text:list-item>
          <text:p text:style-name="P158"><text:span text:style-name="T41">Vyber si jednu z dovedností </text:span><text:span text:style-name="T14">Starý jazyk</text:span><text:span text:style-name="T13"> (každý je samostatná dovednost), </text:span><text:span text:style-name="T14">Znalost jedů</text:span><text:span text:style-name="T13"> </text:span><text:span text:style-name="T11">nebo jednu obecnou dovednost.</text:span></text:p>
        </text:list-item>
      </text:list>
      <text:p text:style-name="P84"><text:span text:style-name="T74">4</text:span><text:span text:style-name="T61">. </text:span><text:span text:style-name="T41">úroveň</text:span></text:p>
      <text:list xml:id="list162304106160921" text:continue-list="list1674333931" text:style-name="L10">
        <text:list-item>
          <text:p text:style-name="P151"><text:span text:style-name="T41">V</text:span><text:span text:style-name="T79">yber si jeden další recept.</text:span></text:p>
        </text:list-item>
      </text:list>
      <text:p text:style-name="P84"><text:span text:style-name="T74">5</text:span><text:span text:style-name="T61">. </text:span><text:span text:style-name="T41">úroveň</text:span></text:p>
      <text:list xml:id="list162303840935357" text:continue-numbering="true" text:style-name="L10">
        <text:list-item>
          <text:p text:style-name="P151"><text:span text:style-name="T41">V</text:span><text:span text:style-name="T79">yber si jeden další recept.</text:span></text:p>
        </text:list-item>
      </text:list>
      <text:list xml:id="list162302638252925" text:continue-list="list162302924457215" text:style-name="L9">
        <text:list-item>
          <text:p text:style-name="P158"><text:span text:style-name="T41">Vyber si jednu z dovedností </text:span><text:span text:style-name="T14">Starý jazyk</text:span><text:span text:style-name="T13"> (každý je samostatná dovednost), </text:span><text:span text:style-name="T14">Znalost jedů</text:span><text:span text:style-name="T13"> </text:span><text:span text:style-name="T11">nebo jednu obecnou dovednost.</text:span></text:p>
        </text:list-item>
      </text:list>
      <text:h text:style-name="Heading_20_4" text:outline-level="4"><text:span text:style-name="T189">Alchymistické s</text:span>chopnosti</text:h>
      <text:h text:style-name="Heading_20_5" text:outline-level="5">Lučba</text:h>
      <text:list xml:id="list3426294464" text:style-name="L11">
        <text:list-item>
          <text:p text:style-name="P161">Za den (mezi dvěma vydatnými spánky) můžeš zpracovat jen určité množství magenergie: Duše + úroveň.</text:p>
        </text:list-item>
      </text:list>
      <text:list xml:id="list2139187905" text:style-name="L12">
        <text:list-item>
          <text:list>
            <text:list-item>
              <text:p text:style-name="P163"><text:soft-page-break/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164">Na výrobu předmětů je potřeba <text:span text:style-name="T214">alchymistická</text:span> aparatura, která se vejde do malé truhlice <text:span text:style-name="T212">(dá se pohodlně nosit v ruce nebo v torně)</text:span>. <text:span text:style-name="T176">V této truhlici nosíš také suroviny.</text:span></text:p>
        </text:list-item>
        <text:list-item>
          <text:p text:style-name="P211"><text:span text:style-name="T215">Předměty se vyrábí z připravených polotovarů, takže v</text:span>ýroba každého <text:span text:style-name="T215">z nich</text:span> zabere <text:span text:style-name="T215">jen</text:span> několik minut.</text:p>
        </text:list-item>
        <text:list-item>
          <text:p text:style-name="P162"><text:span text:style-name="T213">V</text:span>yrobené <text:span text:style-name="T213">předměty</text:span> si své magické vlastnosti uchovají jen několik hodin.</text:p>
        </text:list-item>
      </text:list>
      <text:h text:style-name="Heading_20_4" text:outline-level="4"><text:span text:style-name="T190">Alchymistické r</text:span>ecepty</text:h>
      <text:h text:style-name="Heading_20_5" text:outline-level="5">Léčivý lektvar</text:h>
      <text:p text:style-name="P40"><text:span text:style-name="T112">Potřebná magenergie</text:span><text:span text:style-name="T108">:</text:span> 1 mag</text:p>
      <text:p text:style-name="P39"><text:span text:style-name="T144">V průběhu krátkého odpočinku v</text:span>yléčí (Duše <text:span text:style-name="T144">alchymisty + 6</text:span>) životů <text:span text:style-name="T144">(nevrací životy v boji)</text:span>. <text:span text:style-name="T141">Znovu účinkuje na stejný cíl až poté, co se doléčí do plných životů.</text:span></text:p>
      <text:h text:style-name="Heading_20_5" text:outline-level="5">Antigravitační cloumák</text:h>
      <text:p text:style-name="P40"><text:span text:style-name="T112">Potřebná magenergie</text:span><text:span text:style-name="T108">:</text:span> 1 mag<text:line-break/><text:span text:style-name="T112">Trvání:</text:span><text:span text:style-name="T145"> několik minut</text:span></text:p>
      <text:p text:style-name="P54">Cíl spolu se vším, co nese, bude po dobu působení pociťovat slabší gravitaci (zhruba jako na Měsíci).</text:p>
      <text:h text:style-name="Heading_20_5" text:outline-level="5">Čarovná rtuť</text:h>
      <text:p text:style-name="P41"><text:span text:style-name="T22">Potřebná magenergie</text:span><text:span text:style-name="T20">:</text:span><text:span text:style-name="T39"> 1 mag<text:line-break/></text:span><text:span text:style-name="T23">Trvání:</text:span><text:span text:style-name="T65"> Do prvního úspěšného použití</text:span></text:p>
      <text:p text:style-name="P55"><text:soft-page-break/><text:span text:style-name="T39">Jestliže se někde v </text:span><text:span text:style-name="T63">krátké</text:span><text:span text:style-name="T39"> vzdálenosti, vyskytuje zlato, </text:span>stříbro či drahé kamení, kulička<text:span text:style-name="T19"> </text:span><text:span text:style-name="T39">se </text:span><text:span text:style-name="T62">k němu</text:span><text:span text:style-name="T39"> začne kutálet. </text:span><text:span text:style-name="T64">Po úspěšném použití své schopnosti ztrácí.</text:span></text:p>
      <text:h text:style-name="P228" text:outline-level="5">Lektvar chladných vod</text:h>
      <text:p text:style-name="P42"><text:span text:style-name="T22">Potřebná magenergie</text:span><text:span text:style-name="T24">:</text:span><text:span text:style-name="T64"> 1 mag<text:line-break/></text:span><text:span text:style-name="T23">Trvání:</text:span><text:span text:style-name="T65"> </text:span><text:span text:style-name="T66">Několik minut</text:span></text:p>
      <text:p text:style-name="P66">Postavě, která tento lektvar vypila, se po dobu jeho působení jakékoliv utrpěné zranění ohněm snižuje o 3.</text:p>
      <text:h text:style-name="P229" text:outline-level="5"><text:span text:style-name="T64">Lektvar mlhovin</text:span><text:span text:style-name="T67">y</text:span></text:h>
      <text:p text:style-name="P43"><text:span text:style-name="T22">Potřebná magenergie</text:span><text:span text:style-name="T24">:</text:span><text:span text:style-name="T64"> 1 mag<text:line-break/></text:span><text:span text:style-name="T23">Trvání:</text:span><text:span text:style-name="T65"> </text:span><text:span text:style-name="T66">Několik minut</text:span></text:p>
      <text:p text:style-name="P43"><text:span text:style-name="T148">Mlžná forma po dobu působení (bez výbavy a oblečení)</text:span><text:span text:style-name="T147">.</text:span></text:p>
      <text:h text:style-name="P230" text:outline-level="5">Lektvar zmenšování</text:h>
      <text:p text:style-name="P44"><text:span text:style-name="T161">Potřebná magenergie</text:span><text:span text:style-name="T162">:</text:span><text:span text:style-name="T149"> 1 mag<text:line-break/></text:span><text:span text:style-name="T163">Trvání:</text:span><text:span text:style-name="T150"> </text:span><text:span text:style-name="T147">Několik minut</text:span></text:p>
      <text:p text:style-name="P57"><text:span text:style-name="T147">P</text:span><text:span text:style-name="T146">o dobu trvání se postava zmenší na polovinu spolu se vším, co nese. Na polovinu se jí tím sníží Velikost (a tedy počet životů – aktuální i maximální). Vlastnosti se nezmění.</text:span></text:p>
      <text:p text:style-name="P56"><text:span text:style-name="T152">/* Síla by možná mohla klesnout, ale asi nemusí</text:span><text:span text:style-name="T151"> </text:span><text:span text:style-name="T152">*/</text:span></text:p>
      <text:h text:style-name="P231" text:outline-level="5">Megacloumák</text:h>
      <text:p text:style-name="P45"><text:span text:style-name="T161">Potřebná magenergie</text:span><text:span text:style-name="T162">:</text:span><text:span text:style-name="T149"> 1 mag<text:line-break/></text:span><text:span text:style-name="T163">Trvání:</text:span><text:span text:style-name="T150"> </text:span><text:span text:style-name="T147">Několik minut</text:span></text:p>
      <text:p text:style-name="P45"><text:span text:style-name="T149">Odstraní mdloby, ochromení, paralýzu </text:span><text:span text:style-name="T167">a</text:span><text:span text:style-name="T149"> křeče </text:span><text:span text:style-name="T167">a </text:span><text:span text:style-name="T153">po dobu trvání</text:span><text:span text:style-name="T167"> probere postavu z bezv</text:span><text:span text:style-name="T153">ědomí.</text:span></text:p>
      <text:h text:style-name="P232" text:outline-level="5">Pavoučí lektvar</text:h>
      <text:p text:style-name="P46"><text:span text:style-name="T161">Potřebná magenergie</text:span><text:span text:style-name="T162">:</text:span><text:span text:style-name="T149"> 1 mag<text:line-break/></text:span><text:span text:style-name="T163">Trvání:</text:span><text:span text:style-name="T150"> </text:span><text:span text:style-name="T147">Několik minut</text:span></text:p>
      <text:p text:style-name="P58"><text:soft-page-break/><text:span text:style-name="T147">P</text:span><text:span text:style-name="T146">o dobu trvání se postava udrží na jakémkoliv pevném povrchu.</text:span></text:p>
      <text:h text:style-name="P233" text:outline-level="5">Lektvar rychlosti</text:h>
      <text:p text:style-name="P47"><text:span text:style-name="T161">Potřebná magenergie</text:span><text:span text:style-name="T162">:</text:span><text:span text:style-name="T149"> 1 mag<text:line-break/></text:span><text:span text:style-name="T163">Trvání:</text:span><text:span text:style-name="T150"> </text:span><text:span text:style-name="T147">Několik minut</text:span></text:p>
      <text:p text:style-name="P59"><text:span text:style-name="T147">Z</text:span><text:span text:style-name="T146">dvojnásobí rychlost běhu (postava bude běhat zhruba stejně rychle jako kůň).</text:span></text:p>
      <text:h text:style-name="P234" text:outline-level="5">Detekční hůlka</text:h>
      <text:p text:style-name="P48"><text:span text:style-name="T161">Potřebná magenergie</text:span><text:span text:style-name="T162">:</text:span><text:span text:style-name="T149"> </text:span><text:span text:style-name="T154">2</text:span><text:span text:style-name="T149"> mag</text:span><text:span text:style-name="T154">y</text:span><text:span text:style-name="T149"><text:line-break/></text:span><text:span text:style-name="T163">Trvání:</text:span><text:span text:style-name="T150"> </text:span><text:span text:style-name="T147">Několik minut</text:span></text:p>
      <text:p text:style-name="P60"><text:span text:style-name="T147">U</text:span><text:span text:style-name="T146">možní najít tajné východy nebo schránky. Nedává ale znalost, jak je otevřít, ani jestli jsou zapas</text:span><text:span text:style-name="T155">tě</text:span><text:span text:style-name="T146">né.</text:span></text:p>
      <text:h text:style-name="Heading_20_5" text:outline-level="5">Lakmusový papírek</text:h>
      <text:p text:style-name="P49"><text:span text:style-name="T161">Potřebná magenergie</text:span><text:span text:style-name="T162">:</text:span><text:span text:style-name="T149"> </text:span><text:span text:style-name="T154">2</text:span><text:span text:style-name="T149"> mag</text:span><text:span text:style-name="T154">y</text:span></text:p>
      <text:p text:style-name="P61"><text:span text:style-name="T154">Z</text:span><text:span text:style-name="T146">jistí složení jakékoliv kapaliny (mimo jiné rozpozná účinek lektvaru).</text:span></text:p>
      <text:h text:style-name="P235" text:outline-level="5">Černá zhouba</text:h>
      <text:p text:style-name="P50"><text:span text:style-name="T161">Potřebná magenergie</text:span><text:span text:style-name="T162">: </text:span><text:span text:style-name="T158">1</text:span><text:span text:style-name="T149"> mag<text:line-break/></text:span><text:span text:style-name="T165">S</text:span><text:span text:style-name="T166">íla jedu:</text:span><text:span text:style-name="T156"> 7<text:line-break/></text:span><text:span text:style-name="T164">Latence:</text:span><text:span text:style-name="T157"> 1 minuta</text:span></text:p>
      <text:p text:style-name="P62"><text:span text:style-name="T156">P</text:span><text:span text:style-name="T146">aralytický jed.</text:span></text:p>
      <text:h text:style-name="P236" text:outline-level="5">Jablečná vůně</text:h>
      <text:p text:style-name="P51"><text:span text:style-name="T161">Potřebná magenergie</text:span><text:span text:style-name="T162">: </text:span><text:span text:style-name="T158">1</text:span><text:span text:style-name="T149"> mag<text:line-break/></text:span><text:span text:style-name="T165">S</text:span><text:span text:style-name="T166">íla jedu:</text:span><text:span text:style-name="T156"> </text:span><text:span text:style-name="T158">6</text:span><text:span text:style-name="T156"><text:line-break/></text:span><text:span text:style-name="T164">Latence:</text:span><text:span text:style-name="T157"> </text:span><text:span text:style-name="T158">5 kol</text:span></text:p>
      <text:p text:style-name="P63"><text:span text:style-name="T158">P</text:span><text:span text:style-name="T146">lynný jed.</text:span></text:p>
      <text:h text:style-name="P237" text:outline-level="5"><text:soft-page-break/>Vlčí mor</text:h>
      <text:p text:style-name="P52"><text:span text:style-name="T161">Potřebná magenergie</text:span><text:span text:style-name="T162">: </text:span><text:span text:style-name="T158">1</text:span><text:span text:style-name="T149"> mag<text:line-break/></text:span><text:span text:style-name="T165">S</text:span><text:span text:style-name="T166">íla jedu:</text:span><text:span text:style-name="T156"> </text:span><text:span text:style-name="T159">6</text:span><text:span text:style-name="T156"><text:line-break/></text:span><text:span text:style-name="T164">Latence:</text:span><text:span text:style-name="T157"> </text:span><text:span text:style-name="T160">1</text:span><text:span text:style-name="T159">30</text:span><text:span text:style-name="T157"> minut</text:span></text:p>
      <text:p text:style-name="P64"><text:span text:style-name="T157">J</text:span><text:span text:style-name="T146">ed na otravu šípů a podobně.</text:span></text:p>
      <text:h text:style-name="P238" text:outline-level="5">Melenova pomsta</text:h>
      <text:p text:style-name="P53"><text:span text:style-name="T161">Potřebná magenergie</text:span><text:span text:style-name="T162">: </text:span><text:span text:style-name="T158">1</text:span><text:span text:style-name="T149"> mag<text:line-break/></text:span><text:span text:style-name="T165">S</text:span><text:span text:style-name="T166">íla jedu:</text:span><text:span text:style-name="T156"> </text:span><text:span text:style-name="T160">7</text:span><text:span text:style-name="T156"><text:line-break/></text:span><text:span text:style-name="T164">Latence:</text:span><text:span text:style-name="T157"> </text:span><text:span text:style-name="T160">1</text:span><text:span text:style-name="T157"> </text:span><text:span text:style-name="T160">hodina</text:span></text:p>
      <text:p text:style-name="P65"><text:span text:style-name="T160">J</text:span><text:span text:style-name="T146">ed do nápojů.</text:span></text:p>
      <text:h text:style-name="P249" text:outline-level="3">Kouzelník</text:h>
      <text:p text:style-name="P88"><text:span text:style-name="T40">VLASTNOST: </text:span><text:span text:style-name="T53">Duše</text:span><text:span text:style-name="T41"> 2<text:line-break/></text:span><text:span text:style-name="T61">MAGENERGIE: Duše + úroveň</text:span></text:p>
      <text:p text:style-name="P84"><text:span text:style-name="T61">1. </text:span><text:span text:style-name="T41">úroveň</text:span></text:p>
      <text:list xml:id="list162303182391766" text:continue-list="list162302638252925" text:style-name="L9">
        <text:list-item>
          <text:p text:style-name="P121">Umíš číst a psát.</text:p>
        </text:list-item>
      </text:list>
      <text:list xml:id="list162302905181286" text:continue-list="list162302445670484" text:style-name="L7">
        <text:list-item>
          <text:p text:style-name="P147"><text:span text:style-name="T70">U</text:span><text:span text:style-name="T39">míš získávat magenergii </text:span><text:span text:style-name="T28">zaostřením vůle</text:span><text:span text:style-name="T39">.</text:span></text:p>
        </text:list-item>
        <text:list-item>
          <text:p text:style-name="P147"><text:span text:style-name="T70">Umíš sesílat </text:span><text:span text:style-name="T82">tři</text:span><text:span text:style-name="T70"> kouzl</text:span><text:span text:style-name="T80">a</text:span><text:span text:style-name="T70"> podle svého výběru</text:span><text:span text:style-name="T41">.</text:span></text:p>
        </text:list-item>
        <text:list-item>
          <text:p text:style-name="P159"><text:span text:style-name="T41">Vyber si jed</text:span><text:span text:style-name="T81">en</text:span><text:span text:style-name="T41"> </text:span><text:span text:style-name="T14">Starý jazyk</text:span><text:span text:style-name="T13"> (každý je samostatná dovednost) </text:span><text:span text:style-name="T11">nebo jednu obecnou dovednost.</text:span></text:p>
        </text:list-item>
      </text:list>
      <text:p text:style-name="P84"><text:span text:style-name="T74">2</text:span><text:span text:style-name="T61">. </text:span><text:span text:style-name="T41">úroveň</text:span></text:p>
      <text:list xml:id="list1213762937" text:style-name="L13">
        <text:list-item>
          <text:p text:style-name="P165"><text:span text:style-name="T41">V</text:span><text:span text:style-name="T39">yber si dvě další kouzla.</text:span></text:p>
        </text:list-item>
      </text:list>
      <text:p text:style-name="P84"><text:span text:style-name="T74">3</text:span><text:span text:style-name="T61">. </text:span><text:span text:style-name="T41">úroveň</text:span></text:p>
      <text:list xml:id="list162302434454105" text:continue-list="list162302905181286" text:style-name="L7">
        <text:list-item>
          <text:p text:style-name="P166"><text:span text:style-name="T41">V</text:span><text:span text:style-name="T39">yber si jedno další kouzlo.</text:span></text:p>
        </text:list-item>
        <text:list-item>
          <text:p text:style-name="P159"><text:soft-page-break/><text:span text:style-name="T41">Vyber si jed</text:span><text:span text:style-name="T81">en</text:span><text:span text:style-name="T41"> </text:span><text:span text:style-name="T14">Starý jazyk</text:span><text:span text:style-name="T13"> (každý je samostatná dovednost) </text:span><text:span text:style-name="T11">nebo jednu obecnou dovednost.</text:span></text:p>
        </text:list-item>
      </text:list>
      <text:p text:style-name="P84"><text:span text:style-name="T74">4</text:span><text:span text:style-name="T61">. </text:span><text:span text:style-name="T41">úroveň</text:span></text:p>
      <text:list xml:id="list162303612133663" text:continue-list="list1213762937" text:style-name="L13">
        <text:list-item>
          <text:p text:style-name="P122">Vyber si dvě další kouzla.</text:p>
        </text:list-item>
      </text:list>
      <text:p text:style-name="P84"><text:span text:style-name="T74">5</text:span><text:span text:style-name="T61">. </text:span><text:span text:style-name="T41">úroveň</text:span></text:p>
      <text:list xml:id="list162302730826808" text:continue-list="list162302434454105" text:style-name="L7">
        <text:list-item>
          <text:p text:style-name="P123">Vyber si jedno další kouzlo.</text:p>
        </text:list-item>
        <text:list-item>
          <text:p text:style-name="P159"><text:span text:style-name="T41">Vyber si jed</text:span><text:span text:style-name="T81">en</text:span><text:span text:style-name="T41"> </text:span><text:span text:style-name="T14">Starý jazyk</text:span><text:span text:style-name="T13"> (každý je samostatná dovednost) </text:span><text:span text:style-name="T11">nebo jednu obecnou dovednost.</text:span></text:p>
        </text:list-item>
      </text:list>
      <text:h text:style-name="P221" text:outline-level="4"><text:span text:style-name="T83">Kouze</text:span><text:span text:style-name="T84">l</text:span><text:span text:style-name="T83">nické s</text:span><text:span text:style-name="T39">chopnosti</text:span></text:h>
      <text:h text:style-name="P239" text:outline-level="5">Zaostření vůle</text:h>
      <text:p text:style-name="P72">Krátkou meditací (zhruba 10 minut) doplníš svou magenergii na maximum.</text:p>
      <text:h text:style-name="P240" text:outline-level="5">Sesílání kouzel</text:h>
      <text:p text:style-name="P205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h text:style-name="Heading_20_5" text:outline-level="5"><text:span text:style-name="T9">S</text:span><text:span text:style-name="T7">přádání kouzel</text:span></text:h>
      <text:p text:style-name="P206"><text:span text:style-name="T7">Kdykoliv sešleš kouzlo, které jsi v předchozích několika minutách ještě neseslal, bude tě stát o 1 mag méně (nejméně ale 1 mag).</text:span></text:p>
      <text:h text:style-name="Heading_20_4" text:outline-level="4">Kouzelnická kouzla</text:h>
      <text:h text:style-name="P244" text:outline-level="5">Dým</text:h>
      <text:p text:style-name="P197"><text:span text:style-name="T31">Magenergie</text:span><text:span text:style-name="T32">:</text:span> <text:span text:style-name="T205">2</text:span> mag<text:span text:style-name="T205">y</text:span><text:line-break/><text:span text:style-name="T108">Dosah:</text:span> <text:span text:style-name="T204">krátký</text:span></text:p>
      <text:p text:style-name="P204"><text:soft-page-break/>Kouzlo vytvoří všude v krátké vzdálenosti hustý, neprůhledný dým. Kouř je těžší než vzduch a na místě vydrží, dokud ho něco nerozfouká.</text:p>
      <text:h text:style-name="Heading_20_5" text:outline-level="5">Hyperprostor</text:h>
      <text:p text:style-name="P198"><text:span text:style-name="T31">Magenergie</text:span><text:span text:style-name="T32">:</text:span> <text:span text:style-name="T206">3</text:span> mag<text:span text:style-name="T206">y</text:span><text:line-break/><text:span text:style-name="T108">Dosah:</text:span> <text:span text:style-name="T204">kontaktní</text:span></text:p>
      <text:p text:style-name="P128">Pomocí tohoto kouzla <text:span text:style-name="T206">můžeš někoho přemístit</text:span>, na jiné místo v <text:span text:style-name="T206">krátké vzdálenosti</text:span>. <text:span text:style-name="T206">N</text:span>emusí<text:span text:style-name="T206">š</text:span> cílové místo vidět, <text:span text:style-name="T206">pokud jsi na něm</text:span> osobně byl od chvíle, kdy se<text:span text:style-name="T206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Heading_20_5" text:outline-level="5">Hypnóza</text:h>
      <text:p text:style-name="P199"><text:span text:style-name="T31">Magenergie</text:span><text:span text:style-name="T32">:</text:span> <text:span text:style-name="T206">3</text:span> mag<text:span text:style-name="T206">y<text:line-break/></text:span><text:span text:style-name="T116">Vyvolání:</text:span><text:span text:style-name="T206"> 1 minuta</text:span><text:line-break/><text:span text:style-name="T108">Dosah:</text:span> <text:span text:style-name="T208">kontaktní</text:span></text:p>
      <text:p text:style-name="P207">Po dobu <text:span text:style-name="T115">soustředění</text:span> bude cíl plnit všechny tvoje příkazy a nebude dělat nic jiného. <text:span text:style-name="T207">Instrukce musí být jednoduché, jednoznačné věty. Může jít o nebezpečný příkaz, ale ne o sebevražedný. Dotyčný neprozradí nic, co považuje za tajemství.<text:line-break/><text:tab/>Můžeš také cíli</text:span><text:span text:style-name="T39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/text:span><text:soft-page-break/><text:span text:style-name="T39"><text:tab/>Po skončení kouzla si </text:span><text:span text:style-name="T93">cíl</text:span><text:span text:style-name="T39"> všechno pamatuje, ledaže by dostal posthypnotický příkaz, aby na všechno zapomněl. V případě, že dojde ke konfliktu různých posthypnotických příkazů, platit bude ten, který byl zadaný nejpozději.</text:span></text:p>
      <text:h text:style-name="P241" text:outline-level="5">Levitace</text:h>
      <text:p text:style-name="P129"><text:span text:style-name="T117">Magenergie</text:span><text:span text:style-name="T114">:</text:span> <text:span text:style-name="T209">2</text:span> mag<text:span text:style-name="T206">y<text:line-break/></text:span><text:span text:style-name="T116">Dosah:</text:span><text:span text:style-name="T206"> dotyk</text:span></text:p>
      <text:p text:style-name="P130">Jedna osoba spolu se vším, co nese, nebo <text:span text:style-name="T211">podobně těžký</text:span> předmět, kterého se dotýkáš, po dobu tvého soustředění nebude nic vážit. Když sešleš <text:span text:style-name="T108">levitaci</text:span> na něco těžšího, tak to ztratí váhu jen částečně: Asi jako kdyby to zvedal někdo se stejnou Silou, jakou máš Duši.<text:line-break/><text:tab/><text:span text:style-name="T210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108">soustředění</text:span> volně pohybovat jako ve stavu beztíže.<text:line-break/><text:tab/><text:span text:style-name="T210">Pokud přerušíš </text:span><text:span text:style-name="T118">soustředění</text:span><text:span text:style-name="T210">, nebo když se cíl</text:span>e přestaneš dotýkat<text:span text:style-name="T210">, kouzlo pomine a začne opět normálně působit gravitace.</text:span></text:p>
      <text:h text:style-name="P241" text:outline-level="5">Magický štít </text:h>
      <text:p text:style-name="P200"><text:span text:style-name="T31">Magenergie</text:span><text:span text:style-name="T32">:</text:span><text:span text:style-name="T39"> </text:span><text:span text:style-name="T94">2</text:span><text:span text:style-name="T39"> mag</text:span><text:span text:style-name="T95">y<text:line-break/></text:span><text:span text:style-name="T33">Dosah:</text:span><text:span text:style-name="T95"> </text:span><text:span text:style-name="T96">krátký</text:span></text:p>
      <text:p text:style-name="P209"><text:span text:style-name="T95">K</text:span><text:span text:style-name="T39">olem tvého cíle se na okamžik vytvoří neviditelný magický štít. Na všechny útoky vedené proti němu v tomto kole si házíš na obranu Duší s bonusem +2 za plnou obranu. </text:span><text:span text:style-name="T98">Když</text:span><text:span text:style-name="T97"> se brání také, počítá se lepší z výsledků.</text:span></text:p>
      <text:h text:style-name="P241" text:outline-level="5">Mágův velký mix</text:h>
      <text:p text:style-name="P201"><text:span text:style-name="T31">Magenergie</text:span><text:span text:style-name="T32">:</text:span><text:span text:style-name="T39"> </text:span><text:span text:style-name="T94">2</text:span><text:span text:style-name="T39"> mag</text:span><text:span text:style-name="T95">y<text:line-break/></text:span><text:span text:style-name="T33">Dosah:</text:span><text:span text:style-name="T95"> </text:span><text:span text:style-name="T96">krátký<text:line-break/></text:span><text:span text:style-name="T99">Zranění: </text:span><text:span text:style-name="T100">6</text:span><text:span text:style-name="T99">kz </text:span><text:span text:style-name="T100">(cíl si nepočítá zbroj)</text:span></text:p>
      <text:p text:style-name="P208"><text:soft-page-break/><text:span text:style-name="T39">Toto kouzlo nejprve vytvoří kolem zvoleného protivníka žlutý mlhovinový opar a posléze se pokusí zcela náhodně prohodit umístění všech molekul jeho těla. </text:span><text:span text:style-name="T102">Kouzlo působí jen na </text:span><text:span text:style-name="T103">tvory z masa a kostí (včetně nemrtvých, </text:span><text:span text:style-name="T104">kteří mají nějaké tělo</text:span><text:span text:style-name="T103">)</text:span><text:span text:style-name="T102">.</text:span><text:span text:style-name="T39"><text:line-break/><text:tab/></text:span><text:span text:style-name="T100">Hází se, jako by šlo o zraňující útok, </text:span><text:span text:style-name="T101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39"><text:line-break/><text:tab/>Seslání dalšího </text:span><text:span text:style-name="T20">mágova velkého mixu</text:span><text:span text:style-name="T39"> na takto vzniklý rosol celý efekt zvrátí, takže se místo rosolu objeví zase původní cíl. </text:span><text:span text:style-name="T101">B</text:span><text:span text:style-name="T39">ude úplně nahý, ve stejné kondici jako před sesláním prvního magomegamixu a z doby, kdy z něj byl rosol, si nebude vůbec nic pamatovat.</text:span></text:p>
      <text:h text:style-name="P241" text:outline-level="5">Melenina krása</text:h>
      <text:p text:style-name="P202"><text:span text:style-name="T31">Magenergie</text:span><text:span text:style-name="T32">:</text:span><text:span text:style-name="T39"> </text:span><text:span text:style-name="T105">3</text:span><text:span text:style-name="T39"> mag</text:span><text:span text:style-name="T95">y<text:line-break/></text:span><text:span text:style-name="T33">Dosah:</text:span><text:span text:style-name="T95"> </text:span><text:span text:style-name="T105">dotyk</text:span></text:p>
      <text:p text:style-name="P210"><text:span text:style-name="T105">T</text:span><text:span text:style-name="T39">oto kouzlo změní vzezření cílové osoby tak, že bude pro ostatní jedince své rasy neobyčejně krásná, </text:span><text:span text:style-name="T107">a to</text:span><text:span text:style-name="T39"> až do chvíle, než </text:span><text:span text:style-name="T106">dotyčný</text:span><text:span text:style-name="T39"> usne.<text:line-break/><text:tab/>Poněkud nepříjemný vedlejší účinek kouzla je, že po celý další den bude cíl naopak vypadat mimořádně odpudivě.</text:span></text:p>
      <text:h text:style-name="P241" text:outline-level="5">Metamorfóza</text:h>
      <text:p text:style-name="P102">TODO</text:p>
      <text:h text:style-name="P241" text:outline-level="5">Modrý blesk</text:h>
      <text:p text:style-name="P102">TODO</text:p>
      <text:h text:style-name="P241" text:outline-level="5">Montvho čardáš</text:h>
      <text:p text:style-name="P102">TODO</text:p>
      <text:h text:style-name="P241" text:outline-level="5"><text:soft-page-break/>Najdi neviděné</text:h>
      <text:p text:style-name="P102">TODO</text:p>
      <text:h text:style-name="P241" text:outline-level="5">Nebezpečné ovoce</text:h>
      <text:p text:style-name="P102">TODO</text:p>
      <text:h text:style-name="P241" text:outline-level="5">Neviditelnost </text:h>
      <text:p text:style-name="P102">TODO</text:p>
      <text:h text:style-name="P241" text:outline-level="5">Oheň</text:h>
      <text:p text:style-name="P102">TODO</text:p>
      <text:h text:style-name="P241" text:outline-level="5">Ohnivý déšť</text:h>
      <text:p text:style-name="P102">TODO</text:p>
      <text:h text:style-name="Heading_20_5" text:outline-level="5">Protoplazma</text:h>
      <text:p text:style-name="P102">TODO</text:p>
      <text:h text:style-name="Heading_20_5" text:outline-level="5">Rychlost</text:h>
      <text:p text:style-name="P102">TODO</text:p>
      <text:h text:style-name="Heading_20_5" text:outline-level="5">Sugesce </text:h>
      <text:p text:style-name="P102">TODO</text:p>
      <text:h text:style-name="Heading_20_5" text:outline-level="5">Světlo </text:h>
      <text:p text:style-name="P102">TODO</text:p>
      <text:h text:style-name="Heading_20_5" text:outline-level="5">Ticho</text:h>
      <text:p text:style-name="P102">TODO</text:p>
      <text:h text:style-name="Heading_20_5" text:outline-level="5">Tma </text:h>
      <text:p text:style-name="P102">TODO</text:p>
      <text:h text:style-name="Heading_20_5" text:outline-level="5"><text:soft-page-break/>Vodní dech</text:h>
      <text:p text:style-name="P102">TODO</text:p>
      <text:h text:style-name="Heading_20_5" text:outline-level="5">Zaklep</text:h>
      <text:p text:style-name="P102">TODO</text:p>
      <text:h text:style-name="Heading_20_5" text:outline-level="5">Zamkni</text:h>
      <text:p text:style-name="P102">TODO</text:p>
      <text:h text:style-name="Heading_20_5" text:outline-level="5">Zelené blesky</text:h>
      <text:p text:style-name="P102">TODO</text:p>
      <text:h text:style-name="Heading_20_5" text:outline-level="5">Zenerova karta</text:h>
      <text:p text:style-name="P102">TODO</text:p>
      <text:h text:style-name="Heading_20_5" text:outline-level="5">Zlom kouzlo</text:h>
      <text:p text:style-name="P102">TODO</text:p>
      <text:h text:style-name="P248" text:outline-level="3">Zloděj</text:h>
      <text:p text:style-name="P89"><text:span text:style-name="T40">VLASTNOST: </text:span><text:span text:style-name="T54">Finesa</text:span><text:span text:style-name="T41"> 2</text:span></text:p>
      <text:p text:style-name="P84"><text:span text:style-name="T61">1. </text:span><text:span text:style-name="T41">úroveň</text:span></text:p>
      <text:list xml:id="list1195228251" text:style-name="L14">
        <text:list-item>
          <text:p text:style-name="P167"><text:span text:style-name="T41">V</text:span><text:span text:style-name="T39">yber si </text:span><text:span text:style-name="T88">jednu schopnost</text:span><text:span text:style-name="T39">.</text:span></text:p>
        </text:list-item>
        <text:list-item>
          <text:p text:style-name="P168"><text:span text:style-name="T39">Vyber si </text:span><text:span text:style-name="T89">dvě</text:span><text:span text:style-name="T39"> z dovedností: </text:span><text:span text:style-name="T20">Šplhání,</text:span><text:span text:style-name="T39"> </text:span><text:span text:style-name="T20">Otevírání zámků</text:span><text:span text:style-name="T39">, </text:span><text:span text:style-name="T20">Výroba a o</text:span><text:span text:style-name="T170">dstra</text:span><text:span text:style-name="T20">ňování pastí</text:span><text:span text:style-name="T39">, </text:span><text:span text:style-name="T20">Přetvářka a převleky</text:span><text:span text:style-name="T39">, </text:span><text:span text:style-name="T20">Odezírání ze rtů</text:span><text:span text:style-name="T39">, </text:span><text:span text:style-name="T20">Kapsářství</text:span><text:span text:style-name="T39">, </text:span><text:span text:style-name="T20">Znalost jedů.</text:span></text:p>
        </text:list-item>
        <text:list-item>
          <text:p text:style-name="P131">Vyber si jednu obecnou dovednost.</text:p>
        </text:list-item>
      </text:list>
      <text:p text:style-name="P84"><text:span text:style-name="T74">2</text:span><text:span text:style-name="T61">. </text:span><text:span text:style-name="T41">úroveň</text:span></text:p>
      <text:list xml:id="list341622127" text:style-name="L15">
        <text:list-item>
          <text:p text:style-name="P169"><text:soft-page-break/><text:span text:style-name="T39">Vyber si </text:span><text:span text:style-name="T90">jednu</text:span><text:span text:style-name="T39"> z dovedností: </text:span><text:span text:style-name="T20">Šplhání,</text:span><text:span text:style-name="T39"> </text:span><text:span text:style-name="T20">Otevírání zámků</text:span><text:span text:style-name="T39">, </text:span><text:span text:style-name="T20">Výroba a o</text:span><text:span text:style-name="T170">dstra</text:span><text:span text:style-name="T20">ňování pastí</text:span><text:span text:style-name="T39">, </text:span><text:span text:style-name="T20">Přetvářka a převleky</text:span><text:span text:style-name="T39">, </text:span><text:span text:style-name="T20">Odezírání ze rtů</text:span><text:span text:style-name="T39">, </text:span><text:span text:style-name="T20">Kapsářství</text:span><text:span text:style-name="T39">, </text:span><text:span text:style-name="T20">Znalost jedů</text:span><text:span text:style-name="T34"> </text:span><text:span text:style-name="T38">nebo jednu obecnou dovednost.</text:span></text:p>
        </text:list-item>
      </text:list>
      <text:p text:style-name="P84"><text:span text:style-name="T74">3</text:span><text:span text:style-name="T61">. </text:span><text:span text:style-name="T41">úroveň</text:span></text:p>
      <text:list xml:id="list162302688636337" text:continue-list="list1195228251" text:style-name="L14">
        <text:list-item>
          <text:p text:style-name="P124">Vyber si jednu další schopnost.</text:p>
        </text:list-item>
      </text:list>
      <text:p text:style-name="P84"><text:span text:style-name="T74">4</text:span><text:span text:style-name="T61">. </text:span><text:span text:style-name="T41">úroveň</text:span></text:p>
      <text:list xml:id="list162302696850409" text:continue-numbering="true" text:style-name="L14">
        <text:list-item>
          <text:p text:style-name="P170"><text:span text:style-name="T26">Vyber si </text:span><text:span text:style-name="T30">jednu</text:span><text:span text:style-name="T26"> z dovedností: Šplhání, Otevírání zámků, Výroba a o</text:span><text:span text:style-name="T171">dstra</text:span><text:span text:style-name="T26">ňování pastí, Přetvářka a převleky, Odezírání ze rtů, Kapsářství, Znalost jedů</text:span><text:span text:style-name="T41"> </text:span><text:span text:style-name="T91">nebo jednu obecnou dovednost.</text:span></text:p>
        </text:list-item>
      </text:list>
      <text:p text:style-name="P84"><text:span text:style-name="T74">5</text:span><text:span text:style-name="T61">. </text:span><text:span text:style-name="T41">úroveň</text:span></text:p>
      <text:list xml:id="list162304107127195" text:continue-numbering="true" text:style-name="L14">
        <text:list-item>
          <text:p text:style-name="P124">Vyber si jednu další schopnost.</text:p>
        </text:list-item>
      </text:list>
      <text:h text:style-name="Heading_20_4" text:outline-level="4"><text:span text:style-name="T41">D</text:span><text:span text:style-name="T39">ovednosti</text:span></text:h>
      <text:p text:style-name="Text_20_body"><text:span text:style-name="T108">Automaticky umíš:</text:span> <text:span text:style-name="T19">Š</text:span>plhání</text:p>
      <text:p text:style-name="Text_20_body"><text:span text:style-name="T20">Volitelně:</text:span><text:span text:style-name="T39"> Otevírání zámků, Výroba a o</text:span><text:span text:style-name="T169">dstra</text:span><text:span text:style-name="T39">ňování pastí, Přetvářka a převleky, Odezírání ze rtů, Kapsářství, Znalost jedů</text:span></text:p>
      <text:h text:style-name="Heading_20_4" text:outline-level="4"><text:span text:style-name="T85">Zlodějské s</text:span><text:span text:style-name="T39">chopnosti</text:span></text:h>
      <text:h text:style-name="P242" text:outline-level="5"><text:span text:style-name="T200">Útok</text:span> ze zálohy</text:h>
      <text:p text:style-name="P103"><text:span text:style-name="T201">Pokud o tobě cíl nevěděl, počítáš si +2 ke zranění</text:span>.</text:p>
      <text:h text:style-name="P242" text:outline-level="5">Získání důvěry</text:h>
      <text:p text:style-name="P103"><text:span text:style-name="T119">Cena: 2 profibody<text:line-break/></text:span><text:span text:style-name="T34">Požadavky: 1. úroveň</text:span></text:p>
      <text:p text:style-name="P132">Když se se tebou bude někdo minutu bavit na nějaké téma, získá pocit, že ti v tomto ohledu může zcela věřit.</text:p>
      <text:h text:style-name="P242" text:outline-level="5"><text:soft-page-break/>Chůze beze stop</text:h>
      <text:p text:style-name="P103">S výjimkou naprosto nevhodného terénu (bahno, čerstvě napadaný sníh) se dokáže<text:span text:style-name="T199">š</text:span> pohybovat tak, že nezanechá<text:span text:style-name="T199">š </text:span>žádné stopy. <text:span text:style-name="T199">A to včetně pachových, takže tě nevystopují ani psi</text:span> (na krátkou vzdálenost <text:span text:style-name="T199">tě však</text:span> stále ucítí).</text:p>
      <text:h text:style-name="P242" text:outline-level="5">Bezpečný dopad</text:h>
      <text:p text:style-name="P103"><text:span text:style-name="T36">Dokážeš</text:span><text:span text:style-name="T34"> bezpečně dopadnout z </text:span><text:span text:style-name="T37">dvojnásobné výšky než ostatní</text:span><text:span text:style-name="T34">.</text:span></text:p>
      <text:h text:style-name="P242" text:outline-level="5">Obří skoky</text:h>
      <text:p text:style-name="P103"><text:span text:style-name="T198">Vyskočíš dvakrát výše a doskočíš dvakrát dále než ostatní</text:span>.</text:p>
      <text:h text:style-name="P242" text:outline-level="5">Chytání střel</text:h>
      <text:p text:style-name="P104"><text:span text:style-name="T86">Když uspěješ v </text:span><text:span text:style-name="T29">plné obraně</text:span><text:span text:style-name="T86">, </text:span><text:span text:style-name="T87">bezpečně </text:span><text:span text:style-name="T86">chytíš střelu v letu. Pokud máš volné obě ruce, můžeš v jenom kole do každé z nich chytit jednu střelu.</text:span></text:p>
      <text:h text:style-name="P242" text:outline-level="5">Splynutí s okolím</text:h>
      <text:p text:style-name="P133">Dokud jsi nehybný a nevyčníváš, jsi skoro neviditelný.</text:p>
      <text:p text:style-name="P69"/>
      <text:h text:style-name="Heading_20_1" text:outline-level="1"><text:bookmark-start text:name="__RefHeading___Toc1650_4210766435"/>Zranění a léčba<text:bookmark-end text:name="__RefHeading___Toc1650_4210766435"/></text:h>
      <text:p text:style-name="P67">Přes noc se vyléčí (Síla) životů.</text:p>
      <text:h text:style-name="Heading_20_3" text:outline-level="3">Ošetření zranění</text:h>
      <text:p text:style-name="P68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77">To samé kouzlo, i kdyby ho seslal někdo jiný, bude znovu na stejný cíl účinkovat až poté, co se dotyčný doléčí do plných životů. To samé platí pro léčivé lektvary.</text:p>
      <text:h text:style-name="P251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90"><text:span text:style-name="T11">V</text:span><text:span text:style-name="T7">lastnosti magických předmětů se projeví až po jejich připoutání.</text:span></text:p>
      <text:list xml:id="list2018237117" text:style-name="L16">
        <text:list-item>
          <text:p text:style-name="P172"><text:span text:style-name="T11">P</text:span><text:span text:style-name="T7">řipoutání zabere 1 kolo soustředění.</text:span></text:p>
        </text:list-item>
        <text:list-item>
          <text:p text:style-name="P136">Není možné připoutat předmět, který má připoutaný někdo jiný.</text:p>
        </text:list-item>
        <text:list-item>
          <text:p text:style-name="P171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91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5">a jiná nebezpečí</text:span><text:bookmark-end text:name="__RefHeading___Toc1652_4210766435"/></text:h>
      <text:h text:style-name="P213" text:outline-level="2"><text:bookmark-start text:name="__RefHeading___Toc17054_4210766435"/>Vzdálenosti<text:bookmark-end text:name="__RefHeading___Toc17054_4210766435"/></text:h>
      <text:p text:style-name="P97">Kontaktní</text:p>
      <text:list xml:id="list1965698481" text:style-name="L17">
        <text:list-item>
          <text:p text:style-name="P173">Stačí udělat pár kroků</text:p>
        </text:list-item>
      </text:list>
      <text:p text:style-name="P97">Krátká</text:p>
      <text:list xml:id="list3020869246" text:style-name="L18">
        <text:list-item>
          <text:p text:style-name="P174">V dosahu malé vrhací zbraně.</text:p>
        </text:list-item>
      </text:list>
      <text:p text:style-name="P97">Střední</text:p>
      <text:list xml:id="list3357277700" text:style-name="L19">
        <text:list-item>
          <text:p text:style-name="P175">V dostřelu krátkého luku nebo oštěpu.</text:p>
        </text:list-item>
      </text:list>
      <text:p text:style-name="P97">Dlouhá</text:p>
      <text:list xml:id="list3750809155" text:style-name="L20">
        <text:list-item>
          <text:p text:style-name="P176">V dostřelu dlouhého luku.</text:p>
        </text:list-item>
      </text:list>
      <text:h text:style-name="P214" text:outline-level="2"><text:bookmark-start text:name="__RefHeading___Toc1654_4210766435"/>Kola<text:bookmark-end text:name="__RefHeading___Toc1654_4210766435"/></text:h>
      <text:p text:style-name="P96">Boj probíhá v kolech. Kolo představuje zhruba 3 vteřiny.</text:p>
      <text:h text:style-name="P215" text:outline-level="2"><text:bookmark-start text:name="__RefHeading___Toc1656_4210766435"/>Záměry<text:bookmark-end text:name="__RefHeading___Toc1656_4210766435"/></text:h>
      <text:p text:style-name="P92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95">Když chceš v jednom kole ohrozit více než jednoho protivníka, počítáš si k hodu postih rovný jejich počtu. Neplatí to v případě, že děláš něco, co má samo o sobě plošný efekt (třeba když sesíláš kouzlo <text:span text:style-name="T108">ohnivá koule</text:span>).</text:p>
      <text:h text:style-name="Heading_20_3" text:outline-level="3">Příprava, nabíjení, plná obrana, <text:span text:style-name="T191">prolomení nevýhody</text:span></text:h>
      <text:p text:style-name="P95">Když si připravuješ akci, nabíjíš, nebo se soustřeďuješ na obranu či prolomení nevýhody, platí následující pravidla:</text:p>
      <text:list xml:id="list3733937833" text:style-name="L21">
        <text:list-item>
          <text:p text:style-name="P177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177">Když se soustředíš na obranu, nemůžeš nikoho ohrozit, ani u toho dělat cokoliv jiného (utíkat, nabíjet apod.), počítáš si na všechny obrany v tomto kole +2.</text:p>
        </text:list-item>
        <text:list-item>
          <text:p text:style-name="P177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93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94">Když se oba protivníci ohrožují, hází se proti sobě. Ten, kdo hodil víc, může protivníkovi udělat několik věcí podle toho, o kolik ho přehodil.</text:p>
      <text:list xml:id="list5694564" text:style-name="L22">
        <text:list-item>
          <text:p text:style-name="P178">Při přehození o 0-2 jednu věc (to také znamená, že když oběma padne stejně, oba si vzájemně mohou udělat jednu věc).</text:p>
        </text:list-item>
        <text:list-item>
          <text:p text:style-name="P178">Při přehození o 3-5 dvě věci.</text:p>
        </text:list-item>
        <text:list-item>
          <text:p text:style-name="P178">Při přehození o 6 nebo víc dokonce tři věc<text:span text:style-name="T195">i</text:span>.</text:p>
        </text:list-item>
      </text:list>
      <text:p text:style-name="P98">Protivníkovi můžeš udělat například:</text:p>
      <text:list xml:id="list3992601797" text:style-name="L23">
        <text:list-item>
          <text:p text:style-name="P179">Zranit ho za (rozdíl hodů) + (zranění tvé zbraně) – (jeho zbroj)</text:p>
        </text:list-item>
        <text:list-item>
          <text:p text:style-name="P179">Zatlačit ho do rohu, srazit ho na zem, přibodnout mu ruku ke dveřím, přirazit ho štítem ke stěně a podobně (tím <text:span text:style-name="T193">ho</text:span> dostane<text:span text:style-name="T193">š</text:span> do nevýhody)</text:p>
        </text:list-item>
        <text:list-item>
          <text:p text:style-name="P180">Dostat se z nevýhody</text:p>
        </text:list-item>
        <text:list-item>
          <text:p text:style-name="P181">Dostat někoho jiného z nevýhody, ve které ho <text:span text:style-name="T192">tvůj cíl</text:span> drží</text:p>
        </text:list-item>
        <text:list-item>
          <text:p text:style-name="P181">Někam ho zatlačit</text:p>
        </text:list-item>
        <text:list-item>
          <text:p text:style-name="P183">V něčem mu zabránit <text:span text:style-name="T194">(kromě útoku na někoho jiného)</text:span></text:p>
        </text:list-item>
        <text:list-item>
          <text:p text:style-name="P179">Utéct</text:p>
        </text:list-item>
      </text:list>
      <text:p text:style-name="P99">Pokud už je v nevýhodě, tak ho také jako jednu z možností můžeš:</text:p>
      <text:list xml:id="list502327619" text:style-name="L24">
        <text:list-item>
          <text:p text:style-name="P182">Odzbrojit</text:p>
        </text:list-item>
        <text:list-item>
          <text:p text:style-name="P182">Srazit do propasti</text:p>
        </text:list-item>
        <text:list-item>
          <text:p text:style-name="P184">Zabránit mu v útoku na někoho jiného</text:p>
        </text:list-item>
      </text:list>
      <text:p text:style-name="P100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94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16" text:outline-level="2"><text:bookmark-start text:name="__RefHeading___Toc1660_4210766435"/>Výhody a nevýhody<text:bookmark-end text:name="__RefHeading___Toc1660_4210766435"/></text:h>
      <text:p text:style-name="P74">Za každou výhodu je vždy +1, za každou nevýhodu -1.</text:p>
      <text:p text:style-name="P74">Výhody (a nevýhody) stejného druhu se nesčítají.</text:p>
      <text:list xml:id="list2489698338" text:style-name="L25">
        <text:list-item>
          <text:p text:style-name="P185">Pokud tě například někdo zatlačí do rohu místnosti a pak tě srazí k zemi a zalehne, tak si počítáš jen -1, protože obojí ti omezuje pohyb.</text:p>
        </text:list-item>
      </text:list>
      <text:p text:style-name="P74">Výhody a nevýhody vždy představují nějakou situaci v herním světě a trvají tedy vždycky přesně tak dlouho jako tato situace.</text:p>
      <text:list xml:id="list4179370577" text:style-name="L26">
        <text:list-item>
          <text:p text:style-name="P186">Když tě někdo za<text:span text:style-name="T177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78">Stejně se hází, když spustíš past, nebo když jsi otrávený jedem: Past nebo jed si hází „na útok“, ty si házíš „na obranu“.</text:p>
      <text:list xml:id="list1399011965" text:style-name="L27">
        <text:list-item>
          <text:p text:style-name="P137">Proti pasti se obvykle hází Finesou. Když máš štít, můžeš si hodit Silou.</text:p>
        </text:list-item>
        <text:list-item>
          <text:p text:style-name="P137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196">a štíty</text:span><text:bookmark-end text:name="__RefHeading___Toc17056_4210766435"/></text:h>
      <text:list xml:id="list3962016544" text:style-name="L28">
        <text:list-item>
          <text:p text:style-name="P187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188">Boj beze zbraně má zranění 0 a hází se vždy Silou.</text:p>
        </text:list-item>
        <text:list-item>
          <text:p text:style-name="P188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188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189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188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188">Štít snižuje zranění o 1. Můžeš si s ním počítat Sílu nebo Finesu podle svého výběru.</text:p>
        </text:list-item>
        <text:list-item>
          <text:p text:style-name="P190">Zbroj snižuje zranění o svou kvalitu: Lehká o 1, těžká o 3. <text:span text:style-name="T197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101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217">„Mám proti němu pět plus jedna.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19T15:35:16.681000000</dc:date>
    <meta:print-date>2113-01-01T00:00:00</meta:print-date>
    <meta:editing-cycles>13476</meta:editing-cycles>
    <meta:editing-duration>P41DT9H30M40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5" meta:paragraph-count="449" meta:word-count="4044" meta:character-count="24763" meta:non-whitespace-character-count="21240"/>
  </office:meta>
</office:document-meta>
</file>